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104000001545864922A03EBA7E9.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Narrow" svg:font-family="'Arial Narrow'" style:font-family-generic="swiss" style:font-pitch="variable"/>
    <style:font-face style:name="Arial Narrow1" svg:font-family="'Arial Narrow'" style:font-adornments="Bold Italic"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style:font-face style:name="微软雅黑" svg:font-family="微软雅黑" style:font-family-generic="system" style:font-pitch="variable"/>
  </office:font-face-decls>
  <office:automatic-styles>
    <style:style style:name="dp1" style:family="drawing-page"/>
    <style:style style:name="gr1" style:family="graphic" style:parent-style-name="standard" style:list-style-name="L1">
      <style:graphic-properties draw:stroke="solid" svg:stroke-width="0.04cm" svg:stroke-color="#000000" draw:marker-start="" draw:marker-start-width="0.26cm" draw:marker-start-center="false" draw:marker-end="" draw:marker-end-width="0.26cm" draw:marker-end-center="false" draw:fill="gradient" draw:fill-color="#cfe7f5" draw:fill-gradient-name="Gradient_20_8" draw:textarea-horizontal-align="justify" draw:textarea-vertical-align="middle" draw:auto-grow-height="false" fo:min-height="8.242cm" fo:min-width="12.299cm" fo:padding-top="0.095cm" fo:padding-bottom="0.095cm" fo:padding-left="0.22cm" fo:padding-right="0.22cm" fo:wrap-option="no-wrap" draw:shadow="hidden" draw:shadow-offset-x="0.2cm" draw:shadow-offset-y="0.2cm" draw:shadow-color="#808080"/>
    </style:style>
    <style:style style:name="gr2" style:family="graphic" style:parent-style-name="standard">
      <style:graphic-properties draw:fill-color="#666666" draw:textarea-horizontal-align="justify" draw:textarea-vertical-align="middle" draw:auto-grow-height="false" fo:min-height="0.993cm" fo:min-width="2.6cm"/>
    </style:style>
    <style:style style:name="gr3" style:family="graphic" style:parent-style-name="standard">
      <style:graphic-properties draw:fill-color="#666666" draw:textarea-horizontal-align="justify" draw:textarea-vertical-align="middle" draw:auto-grow-height="false" fo:min-height="1.65cm" fo:min-width="2.6cm"/>
    </style:style>
    <style:style style:name="gr4" style:family="graphic" style:parent-style-name="standard">
      <style:graphic-properties draw:fill-color="#666666" draw:textarea-horizontal-align="justify" draw:textarea-vertical-align="middle" draw:auto-grow-height="false" fo:min-height="1.45cm" fo:min-width="2.6cm"/>
    </style:style>
    <style:style style:name="gr5" style:family="graphic" style:parent-style-name="standard">
      <style:graphic-properties draw:fill-color="#666666" draw:textarea-horizontal-align="justify" draw:textarea-vertical-align="middle" draw:auto-grow-height="false" fo:min-height="2.05cm" fo:min-width="3.4cm"/>
    </style:style>
    <style:style style:name="gr6" style:family="graphic" style:parent-style-name="standard">
      <style:graphic-properties svg:stroke-color="#3333ff" draw:fill-color="#009900" draw:textarea-horizontal-align="justify" draw:textarea-vertical-align="middle" draw:auto-grow-height="false" fo:min-height="0.744cm" fo:min-width="1.694cm"/>
    </style:style>
    <style:style style:name="gr7" style:family="graphic" style:parent-style-name="standard">
      <style:graphic-properties svg:stroke-color="#3333ff" draw:fill-color="#009900" draw:textarea-horizontal-align="justify" draw:textarea-vertical-align="middle" draw:auto-grow-height="false" fo:min-height="1.916cm" fo:min-width="2.966cm"/>
    </style:style>
    <style:style style:name="gr8" style:family="graphic" style:parent-style-name="standard">
      <style:graphic-properties svg:stroke-color="#3333ff" draw:fill-color="#009900" draw:textarea-horizontal-align="justify" draw:textarea-vertical-align="middle" draw:auto-grow-height="false" fo:min-height="0.744cm" fo:min-width="1.994cm"/>
    </style:style>
    <style:style style:name="gr9" style:family="graphic" style:parent-style-name="standard">
      <style:graphic-properties draw:auto-grow-height="false" fo:min-height="4.292cm" fo:min-width="20.142cm" fo:wrap-option="no-wrap"/>
    </style:style>
    <style:style style:name="gr10" style:family="graphic" style:parent-style-name="standard">
      <style:graphic-properties draw:stroke="none" svg:stroke-color="#000000" draw:fill="none" draw:fill-color="#ffffff" draw:textarea-horizontal-align="left" draw:auto-grow-height="true" draw:auto-grow-width="true" fo:min-height="0.712cm" fo:min-width="2.288cm"/>
    </style:style>
    <style:style style:name="gr11" style:family="graphic" style:parent-style-name="objectwithoutfill">
      <style:graphic-properties draw:marker-end="Arrow" draw:marker-end-width="0.3cm" draw:fill="none" draw:textarea-vertical-align="middle"/>
    </style:style>
    <style:style style:name="gr12" style:family="graphic" style:parent-style-name="standard">
      <style:graphic-properties draw:fill-color="#ff0000" draw:textarea-horizontal-align="justify" draw:textarea-vertical-align="middle" draw:auto-grow-height="false" fo:min-height="3.074cm" fo:min-width="2.966cm"/>
    </style:style>
    <style:style style:name="gr13" style:family="graphic" style:parent-style-name="standard">
      <style:graphic-properties svg:stroke-color="#000000" draw:fill-color="#ff3300" draw:textarea-horizontal-align="justify" draw:textarea-vertical-align="middle" draw:auto-grow-height="false" fo:min-height="0.744cm" fo:min-width="1.694cm"/>
    </style:style>
    <style:style style:name="gr14" style:family="graphic" style:parent-style-name="standard">
      <style:graphic-properties draw:stroke="none" svg:stroke-color="#000000" draw:fill="none" draw:fill-color="#ffffff" draw:textarea-horizontal-align="left" draw:auto-grow-height="true" draw:auto-grow-width="false" fo:min-height="1.349cm" fo:min-width="0cm"/>
    </style:style>
    <style:style style:name="gr15" style:family="graphic" style:parent-style-name="standard">
      <style:graphic-properties svg:stroke-color="#000000" draw:fill-color="#3399ff" draw:textarea-horizontal-align="justify" draw:textarea-vertical-align="middle" draw:auto-grow-height="false" fo:min-height="1.556cm" fo:min-width="2.606cm"/>
    </style:style>
    <style:style style:name="gr16" style:family="graphic" style:parent-style-name="standard">
      <style:graphic-properties svg:stroke-color="#000000" draw:fill-color="#3399ff" draw:textarea-horizontal-align="justify" draw:textarea-vertical-align="middle" draw:auto-grow-height="false" fo:min-height="0.834cm" fo:min-width="2.184cm"/>
    </style:style>
    <style:style style:name="gr17" style:family="graphic" style:parent-style-name="standard">
      <style:graphic-properties draw:fill-color="#666666" draw:textarea-horizontal-align="justify" draw:textarea-vertical-align="middle" draw:auto-grow-height="false" fo:min-height="1.35cm" fo:min-width="2.7cm"/>
    </style:style>
    <style:style style:name="gr18" style:family="graphic" style:parent-style-name="standard">
      <style:graphic-properties draw:fill-color="#999999" draw:textarea-horizontal-align="justify" draw:textarea-vertical-align="middle" draw:auto-grow-height="false" fo:min-height="1.67cm" fo:min-width="1.801cm"/>
    </style:style>
    <style:style style:name="gr19" style:family="graphic" style:parent-style-name="standard">
      <style:graphic-properties svg:stroke-color="#000000" draw:fill-color="#ffff00" draw:textarea-horizontal-align="justify" draw:textarea-vertical-align="middle" draw:auto-grow-height="false" fo:min-height="0.472cm" fo:min-width="2.222cm"/>
    </style:style>
    <style:style style:name="gr20" style:family="graphic" style:parent-style-name="standard">
      <style:graphic-properties svg:stroke-color="#000000" draw:fill-color="#ffff00" draw:textarea-horizontal-align="justify" draw:textarea-vertical-align="middle" draw:auto-grow-height="false" fo:min-height="0.564cm" fo:min-width="2.214cm"/>
    </style:style>
    <style:style style:name="gr21" style:family="graphic" style:parent-style-name="standard">
      <style:graphic-properties svg:stroke-color="#000000" draw:fill-color="#3399ff" draw:textarea-horizontal-align="justify" draw:textarea-vertical-align="middle" draw:auto-grow-height="false" fo:min-height="1.104cm" fo:min-width="2.154cm"/>
    </style:style>
    <style:style style:name="gr22" style:family="graphic" style:parent-style-name="standard">
      <style:graphic-properties svg:stroke-color="#000000" draw:fill-color="#ffff00" draw:textarea-horizontal-align="justify" draw:textarea-vertical-align="middle" draw:auto-grow-height="false" fo:min-height="1.284cm" fo:min-width="2.134cm"/>
    </style:style>
    <style:style style:name="gr23" style:family="graphic" style:parent-style-name="standard">
      <style:graphic-properties svg:stroke-color="#000000" draw:fill-color="#ffff00" draw:textarea-horizontal-align="justify" draw:textarea-vertical-align="middle" draw:auto-grow-height="false" fo:min-height="0.834cm" fo:min-width="2.684cm"/>
    </style:style>
    <style:style style:name="gr24" style:family="graphic" style:parent-style-name="standard"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 style:family="graphic" style:parent-style-name="standard" style:list-style-name="L1">
      <style:graphic-properties draw:stroke="solid" draw:stroke-dash="Dashed_20__28_var_29__20_2" svg:stroke-width="0.04cm" svg:stroke-color="#666666" draw:marker-start="" draw:marker-start-width="0.26cm" draw:marker-start-center="false" draw:marker-end="" draw:marker-end-width="0.26cm" draw:marker-end-center="false" svg:stroke-opacity="100%" draw:stroke-linejoin="round" draw:fill="gradient" draw:fill-color="#cfe7f5" draw:secondary-fill-color="#cfe7e5" draw:fill-gradient-name="Light_20_Blu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0"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Blu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1"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Blue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2"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Blue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3" style:family="graphic" style:parent-style-name="standard" style:list-style-name="L1">
      <style:graphic-properties draw:stroke="solid"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4" style:family="graphic" style:parent-style-name="standard" style:list-style-name="L1">
      <style:graphic-properties draw:stroke="solid"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095cm" fo:padding-bottom="0.095cm" fo:padding-left="0.22cm" fo:padding-right="0.22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5" style:family="graphic" style:parent-style-name="standard" style:list-style-name="L1">
      <style:graphic-properties draw:stroke="solid"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095cm" fo:padding-bottom="0.095cm" fo:padding-left="0.22cm" fo:padding-right="0.22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6" style:family="graphic" style:parent-style-name="standard" style:list-style-name="L1">
      <style:graphic-properties draw:stroke="solid"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095cm" fo:padding-bottom="0.095cm" fo:padding-left="0.22cm" fo:padding-right="0.22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7" style:family="graphic" style:parent-style-name="standard" style:list-style-name="L1">
      <style:graphic-properties draw:stroke="solid"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095cm" fo:padding-bottom="0.095cm" fo:padding-left="0.22cm" fo:padding-right="0.22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8" style:family="graphic" style:parent-style-name="standard" style:list-style-name="L1">
      <style:graphic-properties draw:stroke="solid" svg:stroke-width="0.04cm" svg:stroke-color="#be1e2d"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095cm" fo:padding-bottom="0.095cm" fo:padding-left="0.22cm" fo:padding-right="0.22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9" style:family="graphic" style:parent-style-name="standard" style:list-style-name="L1">
      <style:graphic-properties draw:stroke="solid" svg:stroke-width="0.04cm" svg:stroke-color="#0073bc"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095cm" fo:padding-bottom="0.095cm" fo:padding-left="0.22cm" fo:padding-right="0.22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0" style:family="graphic" style:parent-style-name="standard" style:list-style-name="L1">
      <style:graphic-properties draw:stroke="solid" draw:stroke-dash="Fine_20_Dashed"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095cm" fo:padding-bottom="0.095cm" fo:padding-left="0.22cm" fo:padding-right="0.22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1" style:family="graphic" style:parent-style-name="standard" style:list-style-name="L1">
      <style:graphic-properties draw:stroke="solid" svg:stroke-width="0.04cm" svg:stroke-color="#666666"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2" style:family="graphic" style:parent-style-name="Objeto_20_sem_20_preenchimento_20_nem_20_linha">
      <style:graphic-properties draw:stroke="none" draw:fill="none" draw:textarea-vertical-align="middle" draw:color-mode="standard" draw:luminance="0%" draw:contrast="0%" draw:gamma="100%" draw:red="0%" draw:green="0%" draw:blue="0%" fo:clip="rect(0cm, 0cm, 0cm, 0cm)" draw:image-opacity="100%" style:mirror="none"/>
    </style:style>
    <style:style style:name="gr43" style:family="graphic" style:parent-style-name="standard">
      <style:graphic-properties draw:stroke="dash" draw:stroke-dash="Fine_20_Dashed" svg:stroke-width="0.053cm" svg:stroke-color="#000000" draw:marker-start-width="0.279cm" draw:marker-end-width="0.279cm" draw:fill-color="#ffffff" draw:textarea-horizontal-align="justify" draw:textarea-vertical-align="middle" draw:auto-grow-height="false" fo:min-height="4.696cm" fo:min-width="2.246cm" fo:padding-top="0.151cm" fo:padding-bottom="0.151cm" fo:padding-left="0.276cm" fo:padding-right="0.276cm"/>
    </style:style>
    <style:style style:name="gr44" style:family="graphic" style:parent-style-name="standard">
      <style:graphic-properties svg:stroke-color="#000000" draw:fill-color="#ffff00" draw:textarea-horizontal-align="justify" draw:textarea-vertical-align="middle" draw:auto-grow-height="false" fo:min-height="0.472cm" fo:min-width="1.422cm"/>
    </style:style>
    <style:style style:name="gr45" style:family="graphic" style:parent-style-name="standard">
      <style:graphic-properties svg:stroke-color="#000000" draw:fill-color="#3399ff" draw:textarea-horizontal-align="justify" draw:textarea-vertical-align="middle" draw:auto-grow-height="false" fo:min-height="0.472cm" fo:min-width="1.422cm"/>
    </style:style>
    <style:style style:name="gr46" style:family="graphic" style:parent-style-name="standard">
      <style:graphic-properties svg:stroke-color="#000000" draw:fill-color="#ff3300" draw:textarea-horizontal-align="justify" draw:textarea-vertical-align="middle" draw:auto-grow-height="false" fo:min-height="0.472cm" fo:min-width="1.422cm"/>
    </style:style>
    <style:style style:name="gr47" style:family="graphic" style:parent-style-name="standard">
      <style:graphic-properties svg:stroke-color="#000000" draw:fill-color="#009933" draw:textarea-horizontal-align="justify" draw:textarea-vertical-align="middle" draw:auto-grow-height="false" fo:min-height="0.472cm" fo:min-width="1.422cm"/>
    </style:style>
    <style:style style:name="gr48" style:family="graphic" style:parent-style-name="standard">
      <style:graphic-properties svg:stroke-color="#000000" draw:fill-color="#666666" draw:textarea-horizontal-align="justify" draw:textarea-vertical-align="middle" draw:auto-grow-height="false" fo:min-height="0.472cm" fo:min-width="1.422cm"/>
    </style:style>
    <style:style style:name="gr49" style:family="graphic" style:parent-style-name="standard">
      <style:graphic-properties draw:textarea-horizontal-align="justify" draw:textarea-vertical-align="middle" draw:auto-grow-height="false" fo:min-height="7.988cm" fo:min-width="14.983cm" fo:wrap-option="no-wrap"/>
    </style:style>
    <style:style style:name="gr50" style:family="graphic" style:parent-style-name="standard">
      <style:graphic-properties svg:stroke-color="#000000" draw:fill-color="#ffff00" draw:textarea-horizontal-align="justify" draw:textarea-vertical-align="middle" draw:auto-grow-height="false" fo:min-height="0.73cm" fo:min-width="2.899cm"/>
    </style:style>
    <style:style style:name="gr51" style:family="graphic" style:parent-style-name="standard"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2"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3" style:family="graphic" style:parent-style-name="standard" style:list-style-name="L1">
      <style:graphic-properties draw:stroke="solid" draw:stroke-dash="Dashed_20__28_var_29__20_2" svg:stroke-width="0.04cm" svg:stroke-color="#666666" draw:marker-start="" draw:marker-start-width="0.26cm" draw:marker-start-center="false" draw:marker-end="" draw:marker-end-width="0.26cm" draw:marker-end-center="false" svg:stroke-opacity="100%" draw:stroke-linejoin="round" draw:fill="gradient" draw:fill-color="#cfe7f5" draw:secondary-fill-color="#cfe7e5" draw:fill-gradient-name="Light_20_Blu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4"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5"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6"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7"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Blu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8"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Blue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9"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Blue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0" style:family="graphic" style:parent-style-name="standard" style:list-style-name="L1">
      <style:graphic-properties draw:stroke="solid"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1" style:family="graphic" style:parent-style-name="standard" style:list-style-name="L1">
      <style:graphic-properties draw:stroke="solid"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095cm" fo:padding-bottom="0.095cm" fo:padding-left="0.22cm" fo:padding-right="0.22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2" style:family="graphic" style:parent-style-name="standard" style:list-style-name="L1">
      <style:graphic-properties draw:stroke="solid"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095cm" fo:padding-bottom="0.095cm" fo:padding-left="0.22cm" fo:padding-right="0.22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3" style:family="graphic" style:parent-style-name="standard" style:list-style-name="L1">
      <style:graphic-properties draw:stroke="solid"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095cm" fo:padding-bottom="0.095cm" fo:padding-left="0.22cm" fo:padding-right="0.22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4" style:family="graphic" style:parent-style-name="standard" style:list-style-name="L1">
      <style:graphic-properties draw:stroke="solid"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095cm" fo:padding-bottom="0.095cm" fo:padding-left="0.22cm" fo:padding-right="0.22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5" style:family="graphic" style:parent-style-name="standard" style:list-style-name="L1">
      <style:graphic-properties draw:stroke="solid" svg:stroke-width="0.04cm" svg:stroke-color="#be1e2d"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095cm" fo:padding-bottom="0.095cm" fo:padding-left="0.22cm" fo:padding-right="0.22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6" style:family="graphic" style:parent-style-name="standard" style:list-style-name="L1">
      <style:graphic-properties draw:stroke="solid" svg:stroke-width="0.04cm" svg:stroke-color="#0073bc"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095cm" fo:padding-bottom="0.095cm" fo:padding-left="0.22cm" fo:padding-right="0.22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7" style:family="graphic" style:parent-style-name="standard" style:list-style-name="L1">
      <style:graphic-properties draw:stroke="solid" draw:stroke-dash="Fine_20_Dashed"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095cm" fo:padding-bottom="0.095cm" fo:padding-left="0.22cm" fo:padding-right="0.22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8" style:family="graphic" style:parent-style-name="standard" style:list-style-name="L1">
      <style:graphic-properties draw:stroke="solid" svg:stroke-width="0.04cm" svg:stroke-color="#666666"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9" style:family="graphic" style:parent-style-name="standard">
      <style:graphic-properties draw:stroke="dash" draw:stroke-dash="Fine_20_Dashed" svg:stroke-width="0.053cm" svg:stroke-color="#000000" draw:marker-start-width="0.279cm" draw:marker-end-width="0.279cm" draw:fill-color="#ffffff" draw:textarea-horizontal-align="justify" draw:textarea-vertical-align="middle" draw:auto-grow-height="false" fo:min-height="4.81cm" fo:min-width="2.246cm" fo:padding-top="0.151cm" fo:padding-bottom="0.151cm" fo:padding-left="0.276cm" fo:padding-right="0.276cm"/>
    </style:style>
    <style:style style:name="gr70" style:family="graphic" style:parent-style-name="standard">
      <style:graphic-properties svg:stroke-color="#000000" draw:fill-color="#ffff00" draw:textarea-horizontal-align="justify" draw:textarea-vertical-align="middle" draw:auto-grow-height="false" fo:min-height="0.834cm" fo:min-width="1.784cm"/>
    </style:style>
    <style:style style:name="gr71" style:family="graphic" style:parent-style-name="standard"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2"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3" style:family="graphic" style:parent-style-name="standard" style:list-style-name="L1">
      <style:graphic-properties draw:stroke="solid" draw:stroke-dash="Dashed_20__28_var_29__20_2" svg:stroke-width="0.04cm" svg:stroke-color="#666666" draw:marker-start="" draw:marker-start-width="0.26cm" draw:marker-start-center="false" draw:marker-end="" draw:marker-end-width="0.26cm" draw:marker-end-center="false" svg:stroke-opacity="100%" draw:stroke-linejoin="round" draw:fill="gradient" draw:fill-color="#cfe7f5" draw:secondary-fill-color="#cfe7e5" draw:fill-gradient-name="Light_20_Blu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4"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5"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6"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7"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Blu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8"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Blue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9"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Blue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0" style:family="graphic" style:parent-style-name="standard" style:list-style-name="L1">
      <style:graphic-properties draw:stroke="solid"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1" style:family="graphic" style:parent-style-name="standard" style:list-style-name="L1">
      <style:graphic-properties draw:stroke="solid"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095cm" fo:padding-bottom="0.095cm" fo:padding-left="0.22cm" fo:padding-right="0.22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2" style:family="graphic" style:parent-style-name="standard" style:list-style-name="L1">
      <style:graphic-properties draw:stroke="solid"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095cm" fo:padding-bottom="0.095cm" fo:padding-left="0.22cm" fo:padding-right="0.22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3" style:family="graphic" style:parent-style-name="standard" style:list-style-name="L1">
      <style:graphic-properties draw:stroke="solid"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095cm" fo:padding-bottom="0.095cm" fo:padding-left="0.22cm" fo:padding-right="0.22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4" style:family="graphic" style:parent-style-name="standard" style:list-style-name="L1">
      <style:graphic-properties draw:stroke="solid"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095cm" fo:padding-bottom="0.095cm" fo:padding-left="0.22cm" fo:padding-right="0.22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5" style:family="graphic" style:parent-style-name="standard" style:list-style-name="L1">
      <style:graphic-properties draw:stroke="solid" svg:stroke-width="0.04cm" svg:stroke-color="#be1e2d"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095cm" fo:padding-bottom="0.095cm" fo:padding-left="0.22cm" fo:padding-right="0.22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6" style:family="graphic" style:parent-style-name="standard" style:list-style-name="L1">
      <style:graphic-properties draw:stroke="solid" svg:stroke-width="0.04cm" svg:stroke-color="#0073bc"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095cm" fo:padding-bottom="0.095cm" fo:padding-left="0.22cm" fo:padding-right="0.22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7" style:family="graphic" style:parent-style-name="standard" style:list-style-name="L1">
      <style:graphic-properties draw:stroke="solid" draw:stroke-dash="Fine_20_Dashed"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095cm" fo:padding-bottom="0.095cm" fo:padding-left="0.22cm" fo:padding-right="0.22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8" style:family="graphic" style:parent-style-name="standard" style:list-style-name="L1">
      <style:graphic-properties draw:stroke="solid" svg:stroke-width="0.04cm" svg:stroke-color="#666666"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9" style:family="graphic" style:parent-style-name="objectwithoutfill">
      <style:graphic-properties draw:fill="none" draw:textarea-vertical-align="middle"/>
    </style:style>
    <style:style style:name="gr90" style:family="graphic" style:parent-style-name="standard">
      <style:graphic-properties draw:fill-color="#666666" draw:textarea-horizontal-align="justify" draw:textarea-vertical-align="middle" draw:auto-grow-height="false" fo:min-height="1.279cm" fo:min-width="3.354cm"/>
    </style:style>
    <style:style style:name="gr91" style:family="graphic" style:parent-style-name="standard">
      <style:graphic-properties svg:stroke-color="#000000" draw:fill-color="#ffff00" draw:textarea-horizontal-align="justify" draw:textarea-vertical-align="middle" draw:auto-grow-height="false" fo:min-height="0.834cm" fo:min-width="2.883cm"/>
    </style:style>
    <style:style style:name="gr92" style:family="graphic" style:parent-style-name="standard">
      <style:graphic-properties draw:textarea-horizontal-align="justify" draw:textarea-vertical-align="middle" draw:auto-grow-height="false" fo:min-height="1.15cm" fo:min-width="3.8cm"/>
    </style:style>
    <style:style style:name="gr93" style:family="graphic" style:parent-style-name="objectwithoutfill">
      <style:graphic-properties draw:stroke="dash" draw:stroke-dash="_32__20_Dots_20_1_20_Dash" svg:stroke-width="0.081cm" svg:stroke-color="#ff3333" draw:marker-start-width="0.321cm" draw:marker-end-width="0.321cm" draw:fill="none" draw:textarea-vertical-align="middle" fo:padding-top="0.165cm" fo:padding-bottom="0.165cm" fo:padding-left="0.29cm" fo:padding-right="0.29cm"/>
    </style:style>
    <style:style style:name="gr94" style:family="graphic" style:parent-style-name="objectwithoutfill">
      <style:graphic-properties draw:stroke="dash" draw:stroke-dash="Fine_20_Dashed" svg:stroke-width="0.081cm" svg:stroke-color="#009933" draw:marker-start-width="0.322cm" draw:marker-end-width="0.322cm" draw:fill="none" draw:textarea-vertical-align="middle" fo:padding-top="0.166cm" fo:padding-bottom="0.166cm" fo:padding-left="0.291cm" fo:padding-right="0.291cm"/>
    </style:style>
    <style:style style:name="gr95" style:family="graphic" style:parent-style-name="objectwithoutfill">
      <style:graphic-properties draw:stroke="dash" draw:stroke-dash="Fine_20_Dashed" svg:stroke-width="0.081cm" svg:stroke-color="#009933" draw:marker-start-width="0.321cm" draw:marker-end-width="0.321cm" draw:fill="none" draw:textarea-vertical-align="middle" fo:padding-top="0.165cm" fo:padding-bottom="0.165cm" fo:padding-left="0.29cm" fo:padding-right="0.29cm"/>
    </style:style>
    <style:style style:name="gr96" style:family="graphic" style:parent-style-name="objectwithoutfill">
      <style:graphic-properties draw:stroke="dash" draw:stroke-dash="Fine_20_Dashed" svg:stroke-width="0.081cm" svg:stroke-color="#007826" draw:marker-start-width="0.321cm" draw:marker-end-width="0.321cm" draw:fill="none" draw:textarea-vertical-align="middle" fo:padding-top="0.165cm" fo:padding-bottom="0.165cm" fo:padding-left="0.29cm" fo:padding-right="0.29cm"/>
    </style:style>
    <style:style style:name="P1" style:family="paragraph">
      <loext:graphic-properties draw:fill="gradient" draw:fill-color="#cfe7f5" draw:fill-gradient-name="Gradient_20_8"/>
      <style:paragraph-properties fo:margin-left="0cm" fo:margin-right="0cm" fo:margin-top="0cm" fo:margin-bottom="0cm" fo:line-height="100%" fo:text-align="center" fo:text-indent="0cm"/>
      <style:text-properties fo:font-variant="normal" fo:text-transform="none" fo:color="#ffffff" style:text-outline="false" style:text-line-through-style="none" style:text-line-through-type="none" style:font-name="Arial Narrow1" fo:font-size="10pt" fo:font-style="italic" fo:text-shadow="none" style:text-underline-style="none" fo:font-weight="bold" style:letter-kerning="true" style:font-name-asian="DejaVu Sans" style:font-size-asian="13pt" style:font-style-asian="italic" style:font-weight-asian="bold" style:font-name-complex="Lohit Hindi" style:font-size-complex="13pt" style:font-style-complex="italic" style:font-weight-complex="bold" style:text-emphasize="none" style:font-relief="none" style:text-overline-style="none" style:text-overline-color="font-color"/>
    </style:style>
    <style:style style:name="P2" style:family="paragraph">
      <loext:graphic-properties draw:fill-color="#666666"/>
      <style:paragraph-properties fo:text-align="center"/>
    </style:style>
    <style:style style:name="P3" style:family="paragraph">
      <style:paragraph-properties fo:text-align="center"/>
    </style:style>
    <style:style style:name="P4" style:family="paragraph">
      <loext:graphic-properties draw:fill-color="#009900"/>
      <style:paragraph-properties fo:text-align="center"/>
    </style:style>
    <style:style style:name="P5" style:family="paragraph">
      <loext:graphic-properties draw:fill="none" draw:fill-color="#ffffff"/>
    </style:style>
    <style:style style:name="P6" style:family="paragraph">
      <loext:graphic-properties draw:fill="none"/>
      <style:paragraph-properties fo:text-align="center"/>
    </style:style>
    <style:style style:name="P7" style:family="paragraph">
      <loext:graphic-properties draw:fill-color="#ff0000"/>
      <style:paragraph-properties fo:text-align="center"/>
    </style:style>
    <style:style style:name="P8" style:family="paragraph">
      <loext:graphic-properties draw:fill-color="#ff3300"/>
      <style:paragraph-properties fo:text-align="center"/>
    </style:style>
    <style:style style:name="P9" style:family="paragraph">
      <loext:graphic-properties draw:fill="none" draw:fill-color="#ffffff"/>
      <style:text-properties fo:font-size="12pt" style:font-size-asian="12pt" style:font-size-complex="12pt"/>
    </style:style>
    <style:style style:name="P10" style:family="paragraph">
      <loext:graphic-properties draw:fill-color="#3399ff"/>
      <style:paragraph-properties fo:text-align="center"/>
    </style:style>
    <style:style style:name="P11" style:family="paragraph">
      <loext:graphic-properties draw:fill-color="#999999"/>
      <style:paragraph-properties fo:text-align="center"/>
    </style:style>
    <style:style style:name="P12" style:family="paragraph">
      <loext:graphic-properties draw:fill-color="#ffff00"/>
      <style:paragraph-properties fo:text-align="center"/>
    </style:style>
    <style:style style:name="P13" style:family="paragraph">
      <loext:graphic-properties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DejaVu Sans"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4" style:family="paragraph">
      <loext:graphic-properties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5" style:family="paragraph">
      <loext:graphic-properties draw:fill="gradient" draw:fill-color="#cfe7f5" draw:secondary-fill-color="#cfe7e5" draw:fill-gradient-name="Light_20_Blue_20_Linear_20_L"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6" style:family="paragraph">
      <loext:graphic-properties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7" style:family="paragraph">
      <loext:graphic-properties draw:fill="gradient" draw:fill-color="#cfe7f5"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8" style:family="paragraph">
      <loext:graphic-properties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9" style:family="paragraph">
      <loext:graphic-properties draw:fill="gradient" draw:fill-color="#f7941d" draw:secondary-fill-color="#cfe7e5" draw:fill-gradient-name="Light_20_Blue_20_Square_20_BR"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0" style:family="paragraph">
      <loext:graphic-properties draw:fill="gradient" draw:fill-color="#cfe7f5" draw:secondary-fill-color="#cfe7e5" draw:fill-gradient-name="Light_20_Blue_20_Linear_20_T"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1" style:family="paragraph">
      <loext:graphic-properties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2" style:family="paragraph">
      <loext:graphic-properties draw:fill-color="#ffffff"/>
      <style:paragraph-properties fo:text-align="center"/>
    </style:style>
    <style:style style:name="P23" style:family="paragraph">
      <loext:graphic-properties draw:fill-color="#009933"/>
      <style:paragraph-properties fo:text-align="center"/>
    </style:style>
    <style:style style:name="T1" style:family="text">
      <style:text-properties fo:font-size="12pt" style:font-size-asian="12pt" style:font-size-complex="12pt"/>
    </style:style>
    <style:style style:name="T2" style:family="text">
      <style:text-properties fo:font-size="12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Padrão">
        <draw:custom-shape draw:style-name="gr1" draw:text-style-name="P1" draw:layer="layout" svg:width="19.5cm" svg:height="13cm" svg:x="1.7cm" svg:y="6.8cm">
          <draw:glue-point draw:id="4" svg:x="0.5cm" svg:y="5cm"/>
          <draw:glue-point draw:id="5" svg:x="1cm" svg:y="4.666cm"/>
          <draw:glue-point draw:id="6" svg:x="1.5cm" svg:y="4.333cm"/>
          <draw:glue-point draw:id="7" svg:x="1.75cm" svg:y="3.666cm"/>
          <draw:glue-point draw:id="8" svg:x="2.25cm" svg:y="3.666cm"/>
          <draw:glue-point draw:id="9" svg:x="2.75cm" svg:y="3.666cm"/>
          <draw:glue-point draw:id="10" svg:x="3.25cm" svg:y="3.333cm"/>
          <draw:glue-point draw:id="11" svg:x="3.5cm" svg:y="3cm"/>
          <draw:glue-point draw:id="12" svg:x="3.75cm" svg:y="2cm"/>
          <draw:glue-point draw:id="13" svg:x="4.25cm" svg:y="1.666cm"/>
          <draw:glue-point draw:id="14" svg:x="4.75cm" svg:y="1cm"/>
          <draw:glue-point draw:id="15" svg:x="5cm" svg:y="-1cm"/>
          <draw:glue-point draw:id="16" svg:x="4.75cm" svg:y="-1.666cm"/>
          <draw:glue-point draw:id="17" svg:x="4.75cm" svg:y="-2.666cm"/>
          <draw:glue-point draw:id="18" svg:x="4.5cm" svg:y="-3.333cm"/>
          <draw:glue-point draw:id="19" svg:x="4cm" svg:y="-3.666cm"/>
          <draw:glue-point draw:id="20" svg:x="3.5cm" svg:y="-4.666cm"/>
          <draw:glue-point draw:id="21" svg:x="3cm" svg:y="-5cm"/>
          <draw:glue-point draw:id="22" svg:x="2.5cm" svg:y="-5cm"/>
          <draw:glue-point draw:id="23" svg:x="1.75cm" svg:y="-4.666cm"/>
          <draw:glue-point draw:id="24" svg:x="1.5cm" svg:y="-5cm"/>
          <draw:glue-point draw:id="25" svg:x="1cm" svg:y="-5cm"/>
          <draw:glue-point draw:id="26" svg:x="0.5cm" svg:y="-4.666cm"/>
          <draw:glue-point draw:id="27" svg:x="0.25cm" svg:y="-4.333cm"/>
          <draw:glue-point draw:id="28" svg:x="-0.25cm" svg:y="-4.666cm"/>
          <draw:glue-point draw:id="29" svg:x="-0.75cm" svg:y="-4.666cm"/>
          <draw:glue-point draw:id="30" svg:x="-1.5cm" svg:y="-4.333cm"/>
          <draw:glue-point draw:id="31" svg:x="-2cm" svg:y="-4cm"/>
          <draw:glue-point draw:id="32" svg:x="-2.5cm" svg:y="-4.333cm"/>
          <draw:glue-point draw:id="33" svg:x="-3cm" svg:y="-4cm"/>
          <draw:glue-point draw:id="34" svg:x="-3.5cm" svg:y="-3.666cm"/>
          <draw:glue-point draw:id="35" svg:x="-4cm" svg:y="-3cm"/>
          <draw:glue-point draw:id="36" svg:x="-4.25cm" svg:y="-2cm"/>
          <draw:glue-point draw:id="37" svg:x="-4.5cm" svg:y="-1.666cm"/>
          <draw:glue-point draw:id="38" svg:x="-4.75cm" svg:y="-1.333cm"/>
          <draw:glue-point draw:id="39" svg:x="-5cm" svg:y="-0.666cm"/>
          <draw:glue-point draw:id="40" svg:x="-4.75cm" svg:y="0.666cm"/>
          <draw:glue-point draw:id="41" svg:x="-4.75cm" svg:y="1.666cm"/>
          <draw:glue-point draw:id="42" svg:x="-4.5cm" svg:y="2.666cm"/>
          <draw:glue-point draw:id="43" svg:x="-4cm" svg:y="3cm"/>
          <draw:glue-point draw:id="44" svg:x="-3.5cm" svg:y="3.333cm"/>
          <draw:glue-point draw:id="45" svg:x="-3.25cm" svg:y="4cm"/>
          <draw:glue-point draw:id="46" svg:x="-2.75cm" svg:y="4.333cm"/>
          <draw:glue-point draw:id="47" svg:x="-2cm" svg:y="4.333cm"/>
          <draw:glue-point draw:id="48" svg:x="-1.5cm" svg:y="4.333cm"/>
          <draw:glue-point draw:id="49" svg:x="-1cm" svg:y="4.333cm"/>
          <draw:glue-point draw:id="50" svg:x="-0.5cm" svg:y="5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 draw:text-style-name="P2" draw:layer="layout" svg:width="3.1cm" svg:height="1.243cm" svg:x="10.645cm" svg:y="11.857cm">
          <text:p/>
          <draw:enhanced-geometry svg:viewBox="0 0 21600 21600" draw:mirror-horizontal="false" draw:mirror-vertical="false" draw:type="rectangle" draw:enhanced-path="M 0 0 L 21600 0 21600 21600 0 21600 0 0 Z N"/>
        </draw:custom-shape>
        <draw:custom-shape draw:style-name="gr3" draw:text-style-name="P2" draw:layer="layout" svg:width="3.1cm" svg:height="1.9cm" svg:x="10.2cm" svg:y="15.9cm">
          <text:p/>
          <draw:enhanced-geometry svg:viewBox="0 0 21600 21600" draw:mirror-horizontal="false" draw:mirror-vertical="false" draw:type="rectangle" draw:enhanced-path="M 0 0 L 21600 0 21600 21600 0 21600 0 0 Z N"/>
        </draw:custom-shape>
        <draw:custom-shape draw:style-name="gr4" draw:text-style-name="P2" draw:layer="layout" svg:width="3.1cm" svg:height="1.7cm" svg:x="14.4cm" svg:y="11.3cm">
          <text:p/>
          <draw:enhanced-geometry svg:viewBox="0 0 21600 21600" draw:mirror-horizontal="false" draw:mirror-vertical="false" draw:type="rectangle" draw:enhanced-path="M 0 0 L 21600 0 21600 21600 0 21600 0 0 Z N"/>
        </draw:custom-shape>
        <draw:custom-shape draw:style-name="gr5" draw:text-style-name="P2" draw:layer="layout" svg:width="3.9cm" svg:height="2.3cm" svg:x="17.6cm" svg:y="7.9cm">
          <text:p/>
          <draw:enhanced-geometry svg:viewBox="0 0 21600 21600" draw:type="rectangle" draw:enhanced-path="M 0 0 L 21600 0 21600 21600 0 21600 0 0 Z N"/>
        </draw:custom-shape>
        <draw:custom-shape draw:style-name="gr4" draw:text-style-name="P2" draw:layer="layout" svg:width="3.1cm" svg:height="1.7cm" svg:x="13cm" svg:y="8.9cm">
          <text:p/>
          <draw:enhanced-geometry svg:viewBox="0 0 21600 21600" draw:type="rectangle" draw:enhanced-path="M 0 0 L 21600 0 21600 21600 0 21600 0 0 Z N"/>
        </draw:custom-shape>
        <draw:custom-shape draw:style-name="gr6" draw:text-style-name="P4" draw:layer="layout" svg:width="2.3cm" svg:height="1.1cm" svg:x="1.7cm" svg:y="5cm">
          <text:p text:style-name="P3"><text:span text:style-name="T1">Displa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4" draw:layer="layout" svg:width="2.3cm" svg:height="1.1cm" svg:x="1.8cm" svg:y="2.6cm">
          <text:p text:style-name="P3"><text:span text:style-name="T1">Medição</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4" draw:layer="layout" svg:width="3.7cm" svg:height="2.4cm" svg:x="8.5cm" svg:y="2.1cm">
          <text:p text:style-name="P3"><text:span text:style-name="T2">Assina o Pacote </text:span></text:p>
          <text:p text:style-name="P3"><text:span text:style-name="T2">com a Chave</text:span></text:p>
          <text:p text:style-name="P3"><text:span text:style-name="T2"><text:s/></text:span><text:span text:style-name="T2">Privado do</text:span></text:p>
          <text:p text:style-name="P3"><text:span text:style-name="T2"><text:s/></text:span><text:span text:style-name="T2">Medido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4" draw:layer="layout" svg:width="2.3cm" svg:height="1.1cm" svg:x="5.301cm" svg:y="2.601cm">
          <text:p text:style-name="P3"><text:span text:style-name="T1">Constrói</text:span></text:p>
          <text:p text:style-name="P3"><text:span text:style-name="T1">Pacote</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4" draw:layer="layout" svg:width="3.7cm" svg:height="2.4cm" svg:x="13.7cm" svg:y="2cm">
          <text:p text:style-name="P3"><text:span text:style-name="T2">Codifica o Pacote</text:span></text:p>
          <text:p text:style-name="P3"><text:span text:style-name="T2">Com a Chave</text:span></text:p>
          <text:p text:style-name="P3"><text:span text:style-name="T2">Publica da</text:span></text:p>
          <text:p text:style-name="P3"><text:span text:style-name="T2"><text:s/></text:span><text:span text:style-name="T2">Nuvem</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4" draw:layer="layout" svg:width="2.6cm" svg:height="1.1cm" svg:x="19cm" svg:y="2.6cm">
          <text:p text:style-name="P3"><text:span text:style-name="T2">Send Dat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layer="layout" svg:width="21cm" svg:height="4.9cm" svg:x="1.1cm" svg:y="1.6cm">
          <text:p/>
          <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792.956275182808"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frame draw:style-name="gr10" draw:text-style-name="P5" draw:layer="layout" svg:width="2.788cm" svg:height="0.962cm" svg:x="10.212cm" svg:y="5.3cm">
          <draw:text-box>
            <text:p>Medidor</text:p>
          </draw:text-box>
        </draw:frame>
        <draw:line draw:style-name="gr11" draw:text-style-name="P6" draw:layer="layout" svg:x1="2.8cm" svg:y1="3.7cm" svg:x2="2.8cm" svg:y2="4.9cm">
          <text:p/>
        </draw:line>
        <draw:line draw:style-name="gr11" draw:text-style-name="P6" draw:layer="layout" svg:x1="4.1cm" svg:y1="3.3cm" svg:x2="5.3cm" svg:y2="3.3cm">
          <text:p/>
        </draw:line>
        <draw:line draw:style-name="gr11" draw:text-style-name="P6" draw:layer="layout" svg:x1="7.6cm" svg:y1="3.2cm" svg:x2="8.6cm" svg:y2="3.2cm">
          <text:p/>
        </draw:line>
        <draw:line draw:style-name="gr11" draw:text-style-name="P6" draw:layer="layout" svg:x1="12.2cm" svg:y1="3.3cm" svg:x2="13.6cm" svg:y2="3.3cm">
          <text:p/>
        </draw:line>
        <draw:line draw:style-name="gr11" draw:text-style-name="P6" draw:layer="layout" svg:x1="17.4cm" svg:y1="3.1cm" svg:x2="19.1cm" svg:y2="3.1cm">
          <text:p/>
        </draw:line>
        <draw:custom-shape draw:style-name="gr12" draw:text-style-name="P7" draw:layer="layout" svg:width="4.9cm" svg:height="4.7cm" svg:x="23.2cm" svg:y="2.2cm">
          <text:p/>
          <draw:enhanced-geometry svg:viewBox="0 0 21600 21600" draw:glue-points="10800 0 3163 3163 0 10800 3163 18437 10800 21600 18437 18437 21600 10800 18437 3163" draw:text-areas="3163 3163 18437 18437" draw:type="ring" draw:modifiers="1386.07525904381"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13" draw:text-style-name="P8" draw:layer="layout" svg:width="2.3cm" svg:height="1.1cm" svg:x="24.5cm" svg:y="4cm">
          <text:p text:style-name="P3"><text:span text:style-name="T1">Red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4" draw:text-style-name="P9" draw:layer="layout" svg:width="2.538cm" svg:height="1.599cm" svg:x="24.5cm" svg:y="5.301cm">
          <draw:text-box>
            <text:p><text:span text:style-name="T1">Canal de </text:span></text:p>
            <text:p><text:span text:style-name="T1">Transporte</text:span></text:p>
          </draw:text-box>
        </draw:frame>
        <draw:line draw:style-name="gr11" draw:text-style-name="P6" draw:layer="layout" svg:x1="21.6cm" svg:y1="3.2cm" svg:x2="24.5cm" svg:y2="4.6cm">
          <text:p/>
        </draw:line>
        <draw:custom-shape draw:style-name="gr15" draw:text-style-name="P10" draw:layer="layout" svg:width="3.3cm" svg:height="2cm" svg:x="17.9cm" svg:y="8cm">
          <text:p text:style-name="P3"><text:span text:style-name="T1">Decodifica o</text:span></text:p>
          <text:p text:style-name="P3"><text:span text:style-name="T1">pacote com a</text:span></text:p>
          <text:p text:style-name="P3"><text:span text:style-name="T1">Chave Privad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1" draw:text-style-name="P6" draw:layer="layout" svg:x1="25.3cm" svg:y1="5cm" svg:x2="21.2cm" svg:y2="9.1cm">
          <text:p/>
        </draw:line>
        <draw:custom-shape draw:style-name="gr16" draw:text-style-name="P10" draw:layer="layout" svg:width="2.8cm" svg:height="1.2cm" svg:x="13.1cm" svg:y="9.2cm">
          <text:p text:style-name="P3"><text:span text:style-name="T1">Confere</text:span></text:p>
          <text:p text:style-name="P3"><text:span text:style-name="T1">Assinatur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2" draw:layer="layout" svg:width="3.2cm" svg:height="1.6cm" svg:x="8.3cm" svg:y="9.3cm">
          <text:p/>
          <draw:enhanced-geometry svg:viewBox="0 0 21600 21600" draw:type="rectangle" draw:enhanced-path="M 0 0 L 21600 0 21600 21600 0 21600 0 0 Z N"/>
        </draw:custom-shape>
        <draw:custom-shape draw:style-name="gr16" draw:text-style-name="P10" draw:layer="layout" svg:width="2.8cm" svg:height="1.2cm" svg:x="8.52cm" svg:y="9.539cm">
          <text:p text:style-name="P3"><text:span text:style-name="T1">INMETRO</text:span></text:p>
          <text:p text:style-name="P3"><text:span text:style-name="T1">Assin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1" draw:text-style-name="P6" draw:layer="layout" svg:x1="17.9cm" svg:y1="9.2cm" svg:x2="15.9cm" svg:y2="9.9cm">
          <text:p/>
        </draw:line>
        <draw:line draw:style-name="gr11" draw:text-style-name="P6" draw:layer="layout" svg:x1="13.1cm" svg:y1="9.8cm" svg:x2="11.3cm" svg:y2="10.2cm">
          <text:p/>
        </draw:line>
        <draw:custom-shape draw:style-name="gr18" draw:text-style-name="P11" draw:layer="layout" svg:width="2.3cm" svg:height="3.1cm" svg:x="4.8cm" svg:y="12cm">
          <text:p/>
          <draw:enhanced-geometry svg:viewBox="0 0 88 21600" draw:glue-points="44 ?f6 44 0 0 10800 44 21600 88 10800" draw:text-areas="0 ?f6 88 ?f3" draw:type="can" draw:modifiers="5481.84456626895"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6" draw:text-style-name="P10" draw:layer="layout" svg:width="2.8cm" svg:height="1.2cm" svg:x="4.5cm" svg:y="13cm">
          <text:p text:style-name="P3"><text:span text:style-name="T1">BD INMETRO</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2" draw:layer="layout" svg:width="2.8cm" svg:height="0.8cm" svg:x="10.8cm" svg:y="12.1cm">
          <text:p text:style-name="P3"><text:span text:style-name="T1">Operação</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 draw:text-style-name="P12" draw:layer="layout" svg:width="2.8cm" svg:height="0.9cm" svg:x="10.5cm" svg:y="14.1cm">
          <text:p text:style-name="P3"><text:span text:style-name="T1">Hash Chai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10" draw:layer="layout" svg:width="2.8cm" svg:height="1.5cm" svg:x="10.3cm" svg:y="16.1cm">
          <text:p text:style-name="P3"><text:span text:style-name="T1">Confere </text:span></text:p>
          <text:p text:style-name="P3"><text:span text:style-name="T1">Entradas da</text:span></text:p>
          <text:p text:style-name="P3"><text:span text:style-name="T1">Operação</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1" draw:text-style-name="P6" draw:layer="layout" svg:x1="8.5cm" svg:y1="10.6cm" svg:x2="7.3cm" svg:y2="13.3cm">
          <text:p/>
        </draw:line>
        <draw:line draw:style-name="gr11" draw:text-style-name="P6" draw:layer="layout" svg:x1="12.1cm" svg:y1="12.9cm" svg:x2="11.9cm" svg:y2="14.1cm">
          <text:p/>
        </draw:line>
        <draw:line draw:style-name="gr11" draw:text-style-name="P6" draw:layer="layout" svg:x1="12cm" svg:y1="15cm" svg:x2="11.8cm" svg:y2="16.1cm">
          <text:p/>
        </draw:line>
        <draw:line draw:style-name="gr11" draw:text-style-name="P6" draw:layer="layout" svg:x1="7.3cm" svg:y1="14.1cm" svg:x2="10.3cm" svg:y2="16.6cm">
          <text:p/>
        </draw:line>
        <draw:custom-shape draw:style-name="gr22" draw:text-style-name="P12" draw:layer="layout" svg:width="2.8cm" svg:height="1.7cm" svg:x="17.3cm" svg:y="14.8cm">
          <text:p text:style-name="P3"><text:span text:style-name="T1">Medição</text:span></text:p>
          <text:p text:style-name="P3"><text:span text:style-name="T1">Correta </text:span></text:p>
          <text:p text:style-name="P3"><text:span text:style-name="T1">Assinad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10" draw:layer="layout" svg:width="2.8cm" svg:height="1.2cm" svg:x="14.5cm" svg:y="11.5cm">
          <text:p text:style-name="P3"><text:span text:style-name="T1">Anonimiza</text:span></text:p>
          <text:p text:style-name="P3"><text:span text:style-name="T1">O Pacot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12" draw:layer="layout" svg:width="3.3cm" svg:height="1.2cm" svg:x="19.1cm" svg:y="11.3cm">
          <text:p text:style-name="P3"><text:span text:style-name="T1">Carga da Região</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1" draw:text-style-name="P6" draw:layer="layout" svg:x1="14.8cm" svg:y1="10.4cm" svg:x2="15.3cm" svg:y2="11.5cm">
          <text:p/>
        </draw:line>
        <draw:line draw:style-name="gr11" draw:text-style-name="P6" draw:layer="layout" svg:x1="17.3cm" svg:y1="12.1cm" svg:x2="19.1cm" svg:y2="12cm">
          <text:p/>
        </draw:line>
        <draw:line draw:style-name="gr11" draw:text-style-name="P6" draw:layer="layout" svg:x1="13.6cm" svg:y1="10.4cm" svg:x2="12.2cm" svg:y2="12.1cm">
          <text:p/>
        </draw:line>
        <draw:g>
          <draw:glue-point draw:id="4" svg:x="-0.908cm" svg:y="-3.053cm"/>
          <draw:glue-point draw:id="5" svg:x="-0.908cm" svg:y="2.787cm"/>
          <draw:glue-point draw:id="6" svg:x="3.674cm" svg:y="2.61cm"/>
          <draw:glue-point draw:id="7" svg:x="-4.999cm" svg:y="-2.699cm"/>
          <draw:glue-point draw:id="8" svg:x="-4.508cm" svg:y="-5cm"/>
          <draw:glue-point draw:id="9" svg:x="-0.559cm" svg:y="-2.826cm"/>
          <draw:glue-point draw:id="10" svg:x="3.741cm" svg:y="2.119cm"/>
          <draw:path draw:style-name="gr24" draw:text-style-name="P13" draw:layer="layout" svg:width="0.433cm" svg:height="0.207cm" svg:x="28.167cm" svg:y="12.812cm" svg:viewBox="0 0 434 208" svg:d="M0 208c320 0 296 0 395-52s0-156-199-156c0 0-198 208-196 208z">
            <text:p/>
          </draw:path>
          <draw:g>
            <draw:polygon draw:style-name="gr25" draw:text-style-name="P14" draw:layer="layout" svg:width="3.964cm" svg:height="5.415cm" svg:x="24.2cm" svg:y="7.604cm" svg:viewBox="0 0 3965 5416" draw:points="0,3333 0,0 3965,2083 3962,5416">
              <text:p/>
            </draw:polygon>
            <draw:polygon draw:style-name="gr26" draw:text-style-name="P15" draw:layer="layout" svg:width="3.765cm" svg:height="5.102cm" svg:x="24.299cm" svg:y="7.76cm" svg:viewBox="0 0 3766 5103" draw:points="0,3125 0,0 3766,1979 3766,5103">
              <text:p/>
            </draw:polygon>
            <draw:polygon draw:style-name="gr27" draw:text-style-name="P16" draw:layer="layout" svg:width="4.162cm" svg:height="2.186cm" svg:x="24.2cm" svg:y="7.5cm" svg:viewBox="0 0 4163 2187" draw:points="3965,2187 0,104 198,0 4163,2083">
              <text:p/>
            </draw:polygon>
            <draw:polygon draw:style-name="gr28" draw:text-style-name="P17" draw:layer="layout" svg:width="0.197cm" svg:height="3.436cm" svg:x="28.165cm" svg:y="9.583cm" svg:viewBox="0 0 198 3437" draw:points="0,3437 0,104 198,0 198,3333">
              <text:p/>
            </draw:polygon>
            <draw:polygon draw:style-name="gr29" draw:text-style-name="P18" draw:layer="layout" svg:width="4.162cm" svg:height="5.519cm" svg:x="24.2cm" svg:y="7.5cm" svg:viewBox="0 0 4163 5520" draw:points="198,0 4163,2083 4163,5416 3962,5520 0,3437 0,104">
              <text:p/>
            </draw:polygon>
          </draw:g>
        </draw:g>
        <draw:g>
          <draw:polygon draw:style-name="gr30" draw:text-style-name="P15" draw:layer="layout" svg:width="0.961cm" svg:height="1.767cm" svg:x="25.376cm" svg:y="9.83cm" svg:viewBox="0 0 962 1768" draw:points="0,1213 0,0 962,555 962,1768">
            <text:p/>
          </draw:polygon>
          <draw:polygon draw:style-name="gr31" draw:text-style-name="P19" draw:layer="layout" svg:width="0.961cm" svg:height="1.767cm" svg:x="26.338cm" svg:y="9.83cm" svg:viewBox="0 0 962 1768" draw:points="0,1768 0,555 962,0 962,1213">
            <text:p/>
          </draw:polygon>
          <draw:polygon draw:style-name="gr32" draw:text-style-name="P20" draw:layer="layout" svg:width="1.922cm" svg:height="1.111cm" svg:x="25.376cm" svg:y="9.275cm" svg:viewBox="0 0 1923 1112" draw:points="962,1112 0,555 962,0 1923,555">
            <text:p/>
          </draw:polygon>
          <draw:polygon draw:style-name="gr33" draw:text-style-name="P18" draw:layer="layout" svg:width="1.922cm" svg:height="2.324cm" svg:x="25.376cm" svg:y="9.275cm" svg:viewBox="0 0 1923 2325" draw:points="0,1768 0,555 962,0 1923,555 1923,1768 962,2325">
            <text:p/>
          </draw:polygon>
          <draw:polyline draw:style-name="gr34" draw:text-style-name="P21" draw:layer="layout" svg:width="0.785cm" svg:height="0.504cm" svg:x="26.424cm" svg:y="10.033cm" svg:viewBox="0 0 786 505" draw:points="0,455 175,354 176,505 350,404 350,253 437,203 437,354 525,304 525,151 611,101 613,253 699,203 699,50 786,0">
            <text:p/>
          </draw:polyline>
          <draw:polyline draw:style-name="gr35" draw:text-style-name="P21" draw:layer="layout" svg:width="0.785cm" svg:height="0.454cm" svg:x="26.424cm" svg:y="10.387cm" svg:viewBox="0 0 786 455" draw:points="0,354 88,304 88,455 262,354 262,203 350,151 350,304 525,203 525,50 611,0 613,151 786,50">
            <text:p/>
          </draw:polyline>
          <draw:polyline draw:style-name="gr36" draw:text-style-name="P21" draw:layer="layout" svg:width="0.785cm" svg:height="0.556cm" svg:x="26.426cm" svg:y="10.589cm" svg:viewBox="0 0 786 557" draw:points="0,557 175,455 175,304 350,203 350,354 611,203 611,51 699,0 699,151 786,101">
            <text:p/>
          </draw:polyline>
          <draw:polyline draw:style-name="gr37" draw:text-style-name="P21" draw:layer="layout" svg:width="0.785cm" svg:height="0.556cm" svg:x="26.426cm" svg:y="10.841cm" svg:viewBox="0 0 786 557" draw:points="0,557 88,505 87,354 261,253 262,404 437,304 437,151 525,101 525,253 611,203 611,51 699,0 699,151 786,101">
            <text:p/>
          </draw:polyline>
          <draw:polyline draw:style-name="gr38" draw:text-style-name="P21" draw:layer="layout" svg:width="0.786cm" svg:height="1.01cm" svg:x="25.464cm" svg:y="10.387cm" svg:viewBox="0 0 787 1011" draw:points="0,505 88,555 175,455 262,50 437,0 525,203 613,505 613,809 699,961 787,1011">
            <text:p/>
          </draw:polyline>
          <draw:polyline draw:style-name="gr39" draw:text-style-name="P21" draw:layer="layout" svg:width="0.786cm" svg:height="0.556cm" svg:x="25.464cm" svg:y="10.691cm" svg:viewBox="0 0 787 557" draw:points="0,101 88,151 175,50 349,0 437,50 525,203 613,354 699,505 787,557">
            <text:p/>
          </draw:polyline>
          <draw:line draw:style-name="gr40" draw:text-style-name="P21" draw:layer="layout" svg:x1="25.464cm" svg:y1="10.236cm" svg:x2="26.251cm" svg:y2="10.691cm">
            <text:p/>
          </draw:line>
          <draw:polygon draw:style-name="gr41" draw:text-style-name="P18" draw:layer="layout" svg:width="0.786cm" svg:height="1.465cm" svg:x="25.464cm" svg:y="9.983cm" svg:viewBox="0 0 787 1466" draw:points="0,1011 0,0 787,455 787,1466">
            <text:p/>
          </draw:polygon>
        </draw:g>
        <draw:line draw:style-name="gr11" draw:text-style-name="P6" draw:layer="layout" svg:x1="21.8cm" svg:y1="11.5cm" svg:x2="24.2cm" svg:y2="10.6cm">
          <text:p/>
        </draw:line>
        <draw:frame draw:style-name="gr42" draw:text-style-name="P6" draw:layer="layout" svg:width="2.078cm" svg:height="2.718cm" svg:x="21.7cm" svg:y="12.6cm">
          <draw:image xlink:href="Pictures/1000020100000104000001545864922A03EBA7E9.png" xlink:type="simple" xlink:show="embed" xlink:actuate="onLoad">
            <text:p/>
          </draw:image>
        </draw:frame>
        <draw:line draw:style-name="gr11" draw:text-style-name="P6" draw:layer="layout" svg:x1="13.1cm" svg:y1="16.8cm" svg:x2="17.3cm" svg:y2="15.8cm">
          <text:p/>
        </draw:line>
        <draw:line draw:style-name="gr11" draw:text-style-name="P6" draw:layer="layout" svg:x1="20.1cm" svg:y1="15.7cm" svg:x2="22cm" svg:y2="14.6cm">
          <text:p/>
        </draw:line>
        <draw:custom-shape draw:style-name="gr43" draw:text-style-name="P22" draw:layer="layout" svg:width="3.1cm" svg:height="5.3cm" svg:x="25cm" svg:y="14.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4" draw:text-style-name="P12" draw:layer="layout" svg:width="2cm" svg:height="0.8cm" svg:x="25.5cm" svg:y="14.7cm">
          <text:p text:style-name="P3"><text:span text:style-name="T1">Operação</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5" draw:text-style-name="P10" draw:layer="layout" svg:width="2cm" svg:height="0.8cm" svg:x="25.6cm" svg:y="15.7cm">
          <text:p text:style-name="P3"><text:span text:style-name="T1">INMETRO</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6" draw:text-style-name="P8" draw:layer="layout" svg:width="2cm" svg:height="0.8cm" svg:x="25.701cm" svg:y="16.701cm">
          <text:p text:style-name="P3"><text:span text:style-name="T1">Cana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7" draw:text-style-name="P23" draw:layer="layout" svg:width="2cm" svg:height="0.8cm" svg:x="25.702cm" svg:y="17.702cm">
          <text:p text:style-name="P3"><text:span text:style-name="T1">Medido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2" draw:layer="layout" svg:width="2cm" svg:height="0.8cm" svg:x="25.703cm" svg:y="18.703cm">
          <text:p text:style-name="P3"><text:span text:style-name="T1">SG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draw:page draw:name="page2" draw:style-name="dp1" draw:master-page-name="Padrão">
        <draw:custom-shape draw:style-name="gr49" draw:text-style-name="P3" draw:layer="layout" svg:width="23.7cm" svg:height="12.7cm" svg:x="0.9cm" svg:y="7.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 draw:text-style-name="P2" draw:layer="layout" svg:width="3.1cm" svg:height="1.243cm" svg:x="10.646cm" svg:y="11.871cm">
          <text:p/>
          <draw:enhanced-geometry svg:viewBox="0 0 21600 21600" draw:mirror-horizontal="false" draw:mirror-vertical="false" draw:type="rectangle" draw:enhanced-path="M 0 0 L 21600 0 21600 21600 0 21600 0 0 Z N"/>
        </draw:custom-shape>
        <draw:custom-shape draw:style-name="gr3" draw:text-style-name="P2" draw:layer="layout" svg:width="3.1cm" svg:height="1.9cm" svg:x="10.201cm" svg:y="15.914cm">
          <text:p/>
          <draw:enhanced-geometry svg:viewBox="0 0 21600 21600" draw:mirror-horizontal="false" draw:mirror-vertical="false" draw:type="rectangle" draw:enhanced-path="M 0 0 L 21600 0 21600 21600 0 21600 0 0 Z N"/>
        </draw:custom-shape>
        <draw:custom-shape draw:style-name="gr4" draw:text-style-name="P2" draw:layer="layout" svg:width="3.1cm" svg:height="1.7cm" svg:x="14.401cm" svg:y="11.314cm">
          <text:p/>
          <draw:enhanced-geometry svg:viewBox="0 0 21600 21600" draw:mirror-horizontal="false" draw:mirror-vertical="false" draw:type="rectangle" draw:enhanced-path="M 0 0 L 21600 0 21600 21600 0 21600 0 0 Z N"/>
        </draw:custom-shape>
        <draw:custom-shape draw:style-name="gr5" draw:text-style-name="P2" draw:layer="layout" svg:width="3.9cm" svg:height="2.3cm" svg:x="16.301cm" svg:y="7.914cm">
          <text:p/>
          <draw:enhanced-geometry svg:viewBox="0 0 21600 21600" draw:type="rectangle" draw:enhanced-path="M 0 0 L 21600 0 21600 21600 0 21600 0 0 Z N"/>
        </draw:custom-shape>
        <draw:custom-shape draw:style-name="gr4" draw:text-style-name="P2" draw:layer="layout" svg:width="3.1cm" svg:height="1.7cm" svg:x="11.701cm" svg:y="8.914cm">
          <text:p/>
          <draw:enhanced-geometry svg:viewBox="0 0 21600 21600" draw:type="rectangle" draw:enhanced-path="M 0 0 L 21600 0 21600 21600 0 21600 0 0 Z N"/>
        </draw:custom-shape>
        <draw:custom-shape draw:style-name="gr6" draw:text-style-name="P4" draw:layer="layout" svg:width="2.3cm" svg:height="1.1cm" svg:x="1.701cm" svg:y="5.014cm">
          <text:p text:style-name="P3"><text:span text:style-name="T1">Displa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4" draw:layer="layout" svg:width="2.3cm" svg:height="1.1cm" svg:x="1.801cm" svg:y="2.614cm">
          <text:p text:style-name="P3"><text:span text:style-name="T1">Medição</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4" draw:layer="layout" svg:width="3.7cm" svg:height="2.4cm" svg:x="8.501cm" svg:y="2.114cm">
          <text:p text:style-name="P3"><text:span text:style-name="T2">Assina o Pacote </text:span></text:p>
          <text:p text:style-name="P3"><text:span text:style-name="T2">com a Chave</text:span></text:p>
          <text:p text:style-name="P3"><text:span text:style-name="T2"><text:s/></text:span><text:span text:style-name="T2">Privado do</text:span></text:p>
          <text:p text:style-name="P3"><text:span text:style-name="T2"><text:s/></text:span><text:span text:style-name="T2">Medido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4" draw:layer="layout" svg:width="2.3cm" svg:height="1.1cm" svg:x="5.302cm" svg:y="2.615cm">
          <text:p text:style-name="P3"><text:span text:style-name="T1">Constrói</text:span></text:p>
          <text:p text:style-name="P3"><text:span text:style-name="T1">Pacote</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4" draw:layer="layout" svg:width="3.7cm" svg:height="2.4cm" svg:x="13.701cm" svg:y="2.014cm">
          <text:p text:style-name="P3"><text:span text:style-name="T2">Codifica o Pacote</text:span></text:p>
          <text:p text:style-name="P3"><text:span text:style-name="T2">Com a Chave</text:span></text:p>
          <text:p text:style-name="P3"><text:span text:style-name="T2">Publica da</text:span></text:p>
          <text:p text:style-name="P3"><text:span text:style-name="T2"><text:s/></text:span><text:span text:style-name="T2">Nuvem</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4" draw:layer="layout" svg:width="2.6cm" svg:height="1.1cm" svg:x="19.001cm" svg:y="2.614cm">
          <text:p text:style-name="P3"><text:span text:style-name="T2">Envia Pacot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layer="layout" svg:width="21cm" svg:height="4.9cm" svg:x="1.101cm" svg:y="1.614cm">
          <text:p/>
          <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792.956275182808"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frame draw:style-name="gr10" draw:text-style-name="P5" draw:layer="layout" svg:width="2.788cm" svg:height="0.962cm" svg:x="10.213cm" svg:y="5.314cm">
          <draw:text-box>
            <text:p>Medidor</text:p>
          </draw:text-box>
        </draw:frame>
        <draw:line draw:style-name="gr11" draw:text-style-name="P6" draw:layer="layout" svg:x1="2.801cm" svg:y1="3.714cm" svg:x2="2.801cm" svg:y2="4.914cm">
          <text:p/>
        </draw:line>
        <draw:line draw:style-name="gr11" draw:text-style-name="P6" draw:layer="layout" svg:x1="4.101cm" svg:y1="3.314cm" svg:x2="5.301cm" svg:y2="3.314cm">
          <text:p/>
        </draw:line>
        <draw:line draw:style-name="gr11" draw:text-style-name="P6" draw:layer="layout" svg:x1="7.601cm" svg:y1="3.214cm" svg:x2="8.601cm" svg:y2="3.214cm">
          <text:p/>
        </draw:line>
        <draw:line draw:style-name="gr11" draw:text-style-name="P6" draw:layer="layout" svg:x1="12.201cm" svg:y1="3.314cm" svg:x2="13.601cm" svg:y2="3.314cm">
          <text:p/>
        </draw:line>
        <draw:line draw:style-name="gr11" draw:text-style-name="P6" draw:layer="layout" svg:x1="17.401cm" svg:y1="3.114cm" svg:x2="19.101cm" svg:y2="3.114cm">
          <text:p/>
        </draw:line>
        <draw:custom-shape draw:style-name="gr12" draw:text-style-name="P7" draw:layer="layout" svg:width="4.9cm" svg:height="4.7cm" svg:x="23.201cm" svg:y="2.214cm">
          <text:p/>
          <draw:enhanced-geometry svg:viewBox="0 0 21600 21600" draw:glue-points="10800 0 3163 3163 0 10800 3163 18437 10800 21600 18437 18437 21600 10800 18437 3163" draw:text-areas="3163 3163 18437 18437" draw:type="ring" draw:modifiers="1386.07525904381"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13" draw:text-style-name="P8" draw:layer="layout" svg:width="2.3cm" svg:height="1.1cm" svg:x="24.501cm" svg:y="4.014cm">
          <text:p text:style-name="P3"><text:span text:style-name="T1">Red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4" draw:text-style-name="P9" draw:layer="layout" svg:width="2.538cm" svg:height="1.599cm" svg:x="24.501cm" svg:y="5.315cm">
          <draw:text-box>
            <text:p><text:span text:style-name="T1">Canal de </text:span></text:p>
            <text:p><text:span text:style-name="T1">Transporte</text:span></text:p>
          </draw:text-box>
        </draw:frame>
        <draw:line draw:style-name="gr11" draw:text-style-name="P6" draw:layer="layout" svg:x1="21.601cm" svg:y1="3.214cm" svg:x2="24.501cm" svg:y2="4.614cm">
          <text:p/>
        </draw:line>
        <draw:custom-shape draw:style-name="gr15" draw:text-style-name="P10" xml:id="id2" draw:id="id2" draw:layer="layout" svg:width="3.3cm" svg:height="2cm" svg:x="16.601cm" svg:y="8.014cm">
          <text:p text:style-name="P3"><text:span text:style-name="T1">Decodifica o</text:span></text:p>
          <text:p text:style-name="P3"><text:span text:style-name="T1">pacote com a</text:span></text:p>
          <text:p text:style-name="P3"><text:span text:style-name="T1">Chave Privad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1" draw:text-style-name="P6" draw:layer="layout" svg:x1="25.401cm" svg:y1="5.114cm" svg:x2="22.9cm" svg:y2="7.2cm">
          <text:p/>
        </draw:line>
        <draw:custom-shape draw:style-name="gr16" draw:text-style-name="P10" draw:layer="layout" svg:width="2.8cm" svg:height="1.2cm" svg:x="11.801cm" svg:y="9.214cm">
          <text:p text:style-name="P3"><text:span text:style-name="T1">Confere</text:span></text:p>
          <text:p text:style-name="P3"><text:span text:style-name="T1">Assinatur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2" draw:layer="layout" svg:width="3.2cm" svg:height="1.6cm" svg:x="7cm" svg:y="9.4cm">
          <text:p/>
          <draw:enhanced-geometry svg:viewBox="0 0 21600 21600" draw:type="rectangle" draw:enhanced-path="M 0 0 L 21600 0 21600 21600 0 21600 0 0 Z N"/>
        </draw:custom-shape>
        <draw:custom-shape draw:style-name="gr16" draw:text-style-name="P10" draw:layer="layout" svg:width="2.8cm" svg:height="1.2cm" svg:x="7.221cm" svg:y="9.553cm">
          <text:p text:style-name="P3"><text:span text:style-name="T1">INMETRO</text:span></text:p>
          <text:p text:style-name="P3"><text:span text:style-name="T1">Assin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1" draw:text-style-name="P6" draw:layer="layout" svg:x1="16.601cm" svg:y1="9.214cm" svg:x2="14.601cm" svg:y2="9.914cm">
          <text:p/>
        </draw:line>
        <draw:line draw:style-name="gr11" draw:text-style-name="P6" draw:layer="layout" svg:x1="11.801cm" svg:y1="9.814cm" svg:x2="10.001cm" svg:y2="10.214cm">
          <text:p/>
        </draw:line>
        <draw:custom-shape draw:style-name="gr18" draw:text-style-name="P11" draw:layer="layout" svg:width="2.3cm" svg:height="3.1cm" svg:x="1.9cm" svg:y="14.6cm">
          <text:p/>
          <draw:enhanced-geometry svg:viewBox="0 0 88 21600" draw:glue-points="44 ?f6 44 0 0 10800 44 21600 88 10800" draw:text-areas="0 ?f6 88 ?f3" draw:type="can" draw:modifiers="5481.84456626895"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6" draw:text-style-name="P10" xml:id="id5" draw:id="id5" draw:layer="layout" svg:width="2.8cm" svg:height="1.2cm" svg:x="1.7cm" svg:y="15.6cm">
          <text:p text:style-name="P3"><text:span text:style-name="T1">BD INMETRO</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2" draw:layer="layout" svg:width="2.8cm" svg:height="0.8cm" svg:x="10.801cm" svg:y="12.114cm">
          <text:p text:style-name="P3"><text:span text:style-name="T1">Operação</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 draw:text-style-name="P12" draw:layer="layout" svg:width="2.8cm" svg:height="0.9cm" svg:x="10.501cm" svg:y="14.114cm">
          <text:p text:style-name="P3"><text:span text:style-name="T1">Hash Chai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10" xml:id="id7" draw:id="id7" draw:layer="layout" svg:width="2.8cm" svg:height="1.5cm" svg:x="10.301cm" svg:y="16.114cm">
          <text:p text:style-name="P3"><text:span text:style-name="T1">Confere </text:span></text:p>
          <text:p text:style-name="P3"><text:span text:style-name="T1">Entradas da</text:span></text:p>
          <text:p text:style-name="P3"><text:span text:style-name="T1">Operação</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1" draw:text-style-name="P6" draw:layer="layout" svg:x1="12.101cm" svg:y1="12.914cm" svg:x2="11.901cm" svg:y2="14.114cm">
          <text:p/>
        </draw:line>
        <draw:line draw:style-name="gr11" draw:text-style-name="P6" draw:layer="layout" svg:x1="12.001cm" svg:y1="15.014cm" svg:x2="11.801cm" svg:y2="16.114cm">
          <text:p/>
        </draw:line>
        <draw:line draw:style-name="gr11" draw:text-style-name="P6" draw:layer="layout" svg:x1="8.4cm" svg:y1="16.6cm" svg:x2="10.301cm" svg:y2="16.614cm">
          <text:p/>
        </draw:line>
        <draw:custom-shape draw:style-name="gr22" draw:text-style-name="P12" xml:id="id9" draw:id="id9" draw:layer="layout" svg:width="2.8cm" svg:height="1.7cm" svg:x="19cm" svg:y="15cm">
          <text:p text:style-name="P3"><text:span text:style-name="T1">Fatura</text:span></text:p>
          <text:p text:style-name="P3"><text:span text:style-name="T1">Correta </text:span></text:p>
          <text:p text:style-name="P3"><text:span text:style-name="T1">Assinad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10" draw:layer="layout" svg:width="2.8cm" svg:height="1.2cm" svg:x="14.501cm" svg:y="11.514cm">
          <text:p text:style-name="P3"><text:span text:style-name="T1">Anonimiza</text:span></text:p>
          <text:p text:style-name="P3"><text:span text:style-name="T1">O Pacot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0" draw:text-style-name="P12" draw:layer="layout" svg:width="3.505cm" svg:height="1.086cm" svg:x="19.395cm" svg:y="11.314cm">
          <text:p text:style-name="P3"><text:span text:style-name="T1">Carga da Região</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1" draw:text-style-name="P6" draw:layer="layout" svg:x1="14.801cm" svg:y1="10.414cm" svg:x2="15.301cm" svg:y2="11.514cm">
          <text:p/>
        </draw:line>
        <draw:line draw:style-name="gr11" draw:text-style-name="P6" draw:layer="layout" svg:x1="17.301cm" svg:y1="12.114cm" svg:x2="19.101cm" svg:y2="12.014cm">
          <text:p/>
        </draw:line>
        <draw:line draw:style-name="gr11" draw:text-style-name="P6" draw:layer="layout" svg:x1="4.5cm" svg:y1="16.2cm" svg:x2="10.7cm" svg:y2="12.6cm">
          <text:p/>
        </draw:line>
        <draw:g>
          <draw:glue-point draw:id="4" svg:x="-0.908cm" svg:y="-3.053cm"/>
          <draw:glue-point draw:id="5" svg:x="-0.908cm" svg:y="2.787cm"/>
          <draw:glue-point draw:id="6" svg:x="3.674cm" svg:y="2.61cm"/>
          <draw:glue-point draw:id="7" svg:x="-4.999cm" svg:y="-2.699cm"/>
          <draw:glue-point draw:id="8" svg:x="-4.508cm" svg:y="-5cm"/>
          <draw:glue-point draw:id="9" svg:x="-0.559cm" svg:y="-2.826cm"/>
          <draw:glue-point draw:id="10" svg:x="3.741cm" svg:y="2.119cm"/>
          <draw:path draw:style-name="gr51" draw:text-style-name="P13" draw:layer="layout" svg:width="0.433cm" svg:height="0.207cm" svg:x="28.167cm" svg:y="12.912cm" svg:viewBox="0 0 434 208" svg:d="M0 208c320 0 296 0 395-52s0-156-199-156c0 0-198 208-196 208z">
            <text:p/>
          </draw:path>
          <draw:g>
            <draw:polygon draw:style-name="gr52" draw:text-style-name="P14" draw:layer="layout" svg:width="3.964cm" svg:height="5.415cm" svg:x="24.2cm" svg:y="7.704cm" svg:viewBox="0 0 3965 5416" draw:points="0,3333 0,0 3965,2083 3962,5416">
              <text:p/>
            </draw:polygon>
            <draw:polygon draw:style-name="gr53" draw:text-style-name="P15" draw:layer="layout" svg:width="3.765cm" svg:height="5.102cm" svg:x="24.299cm" svg:y="7.86cm" svg:viewBox="0 0 3766 5103" draw:points="0,3125 0,0 3766,1979 3766,5103">
              <text:p/>
            </draw:polygon>
            <draw:polygon draw:style-name="gr54" draw:text-style-name="P16" draw:layer="layout" svg:width="4.162cm" svg:height="2.186cm" svg:x="24.2cm" svg:y="7.6cm" svg:viewBox="0 0 4163 2187" draw:points="3965,2187 0,104 198,0 4163,2083">
              <text:p/>
            </draw:polygon>
            <draw:polygon draw:style-name="gr55" draw:text-style-name="P17" draw:layer="layout" svg:width="0.197cm" svg:height="3.436cm" svg:x="28.165cm" svg:y="9.683cm" svg:viewBox="0 0 198 3437" draw:points="0,3437 0,104 198,0 198,3333">
              <text:p/>
            </draw:polygon>
            <draw:polygon draw:style-name="gr56" draw:text-style-name="P18" draw:layer="layout" svg:width="4.162cm" svg:height="5.519cm" svg:x="24.2cm" svg:y="7.6cm" svg:viewBox="0 0 4163 5520" draw:points="198,0 4163,2083 4163,5416 3962,5520 0,3437 0,104">
              <text:p/>
            </draw:polygon>
          </draw:g>
        </draw:g>
        <draw:g>
          <draw:polygon draw:style-name="gr57" draw:text-style-name="P15" draw:layer="layout" svg:width="0.961cm" svg:height="1.767cm" svg:x="25.377cm" svg:y="9.844cm" svg:viewBox="0 0 962 1768" draw:points="0,1213 0,0 962,555 962,1768">
            <text:p/>
          </draw:polygon>
          <draw:polygon draw:style-name="gr58" draw:text-style-name="P19" draw:layer="layout" svg:width="0.961cm" svg:height="1.767cm" svg:x="26.339cm" svg:y="9.844cm" svg:viewBox="0 0 962 1768" draw:points="0,1768 0,555 962,0 962,1213">
            <text:p/>
          </draw:polygon>
          <draw:polygon draw:style-name="gr59" draw:text-style-name="P20" draw:layer="layout" svg:width="1.922cm" svg:height="1.111cm" svg:x="25.377cm" svg:y="9.289cm" svg:viewBox="0 0 1923 1112" draw:points="962,1112 0,555 962,0 1923,555">
            <text:p/>
          </draw:polygon>
          <draw:polygon draw:style-name="gr60" draw:text-style-name="P18" draw:layer="layout" svg:width="1.922cm" svg:height="2.324cm" svg:x="25.377cm" svg:y="9.289cm" svg:viewBox="0 0 1923 2325" draw:points="0,1768 0,555 962,0 1923,555 1923,1768 962,2325">
            <text:p/>
          </draw:polygon>
          <draw:polyline draw:style-name="gr61" draw:text-style-name="P21" draw:layer="layout" svg:width="0.785cm" svg:height="0.504cm" svg:x="26.425cm" svg:y="10.047cm" svg:viewBox="0 0 786 505" draw:points="0,455 175,354 176,505 350,404 350,253 437,203 437,354 525,304 525,151 611,101 613,253 699,203 699,50 786,0">
            <text:p/>
          </draw:polyline>
          <draw:polyline draw:style-name="gr62" draw:text-style-name="P21" draw:layer="layout" svg:width="0.785cm" svg:height="0.454cm" svg:x="26.425cm" svg:y="10.401cm" svg:viewBox="0 0 786 455" draw:points="0,354 88,304 88,455 262,354 262,203 350,151 350,304 525,203 525,50 611,0 613,151 786,50">
            <text:p/>
          </draw:polyline>
          <draw:polyline draw:style-name="gr63" draw:text-style-name="P21" draw:layer="layout" svg:width="0.785cm" svg:height="0.556cm" svg:x="26.427cm" svg:y="10.603cm" svg:viewBox="0 0 786 557" draw:points="0,557 175,455 175,304 350,203 350,354 611,203 611,51 699,0 699,151 786,101">
            <text:p/>
          </draw:polyline>
          <draw:polyline draw:style-name="gr64" draw:text-style-name="P21" draw:layer="layout" svg:width="0.785cm" svg:height="0.556cm" svg:x="26.427cm" svg:y="10.855cm" svg:viewBox="0 0 786 557" draw:points="0,557 88,505 87,354 261,253 262,404 437,304 437,151 525,101 525,253 611,203 611,51 699,0 699,151 786,101">
            <text:p/>
          </draw:polyline>
          <draw:polyline draw:style-name="gr65" draw:text-style-name="P21" draw:layer="layout" svg:width="0.786cm" svg:height="1.01cm" svg:x="25.465cm" svg:y="10.401cm" svg:viewBox="0 0 787 1011" draw:points="0,505 88,555 175,455 262,50 437,0 525,203 613,505 613,809 699,961 787,1011">
            <text:p/>
          </draw:polyline>
          <draw:polyline draw:style-name="gr66" draw:text-style-name="P21" draw:layer="layout" svg:width="0.786cm" svg:height="0.556cm" svg:x="25.465cm" svg:y="10.705cm" svg:viewBox="0 0 787 557" draw:points="0,101 88,151 175,50 349,0 437,50 525,203 613,354 699,505 787,557">
            <text:p/>
          </draw:polyline>
          <draw:line draw:style-name="gr67" draw:text-style-name="P21" draw:layer="layout" svg:x1="25.465cm" svg:y1="10.25cm" svg:x2="26.252cm" svg:y2="10.705cm">
            <text:p/>
          </draw:line>
          <draw:polygon draw:style-name="gr68" draw:text-style-name="P18" draw:layer="layout" svg:width="0.786cm" svg:height="1.465cm" svg:x="25.465cm" svg:y="9.997cm" svg:viewBox="0 0 787 1466" draw:points="0,1011 0,0 787,455 787,1466">
            <text:p/>
          </draw:polygon>
        </draw:g>
        <draw:line draw:style-name="gr11" draw:text-style-name="P6" draw:layer="layout" svg:x1="21.801cm" svg:y1="11.514cm" svg:x2="24.201cm" svg:y2="10.614cm">
          <text:p/>
        </draw:line>
        <draw:frame draw:style-name="gr42" draw:text-style-name="P6" xml:id="id10" draw:id="id10" draw:layer="layout" svg:width="2.078cm" svg:height="2.718cm" svg:x="22.8cm" svg:y="17.1cm">
          <draw:image xlink:href="Pictures/1000020100000104000001545864922A03EBA7E9.png" xlink:type="simple" xlink:show="embed" xlink:actuate="onLoad">
            <text:p/>
          </draw:image>
        </draw:frame>
        <draw:custom-shape draw:style-name="gr69" draw:text-style-name="P22" draw:layer="layout" svg:width="3.1cm" svg:height="5.414cm" svg:x="25.001cm" svg:y="14.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4" draw:text-style-name="P12" draw:layer="layout" svg:width="2cm" svg:height="0.8cm" svg:x="25.501cm" svg:y="14.714cm">
          <text:p text:style-name="P3"><text:span text:style-name="T1">Aplicação</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5" draw:text-style-name="P10" draw:layer="layout" svg:width="2cm" svg:height="0.8cm" svg:x="25.601cm" svg:y="15.714cm">
          <text:p text:style-name="P3"><text:span text:style-name="T1">INMETRO</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6" draw:text-style-name="P8" draw:layer="layout" svg:width="2cm" svg:height="0.8cm" svg:x="25.702cm" svg:y="16.715cm">
          <text:p text:style-name="P3"><text:span text:style-name="T1">Cana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7" draw:text-style-name="P23" draw:layer="layout" svg:width="2cm" svg:height="0.8cm" svg:x="25.703cm" svg:y="17.716cm">
          <text:p text:style-name="P3"><text:span text:style-name="T1">Medido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2" draw:layer="layout" svg:width="2cm" svg:height="0.8cm" svg:x="25.704cm" svg:y="18.717cm">
          <text:p text:style-name="P3"><text:span text:style-name="T1">SG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0" draw:text-style-name="P12" xml:id="id1" draw:id="id1" draw:layer="layout" svg:width="2.4cm" svg:height="1.2cm" svg:x="20.9cm" svg:y="7.2cm">
          <text:p text:style-name="P3"><text:span text:style-name="T1">Recebe</text:span></text:p>
          <text:p text:style-name="P3"><text:span text:style-name="T1"><text:s/></text:span><text:span text:style-name="T1">Pacot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1" draw:text-style-name="P6" draw:layer="layout" draw:type="line" svg:x1="20.9cm" svg:y1="7.8cm" svg:x2="19.901cm" svg:y2="9.014cm" draw:start-shape="id1" draw:start-glue-point="3" draw:end-shape="id2" draw:end-glue-point="1" svg:d="M20900 7800l-999 1214" svg:viewBox="0 0 1000 1215">
          <text:p/>
        </draw:connector>
        <draw:custom-shape draw:style-name="gr17" draw:text-style-name="P2" draw:layer="layout" svg:width="3.2cm" svg:height="1.6cm" svg:x="7cm" svg:y="9.4cm">
          <text:p/>
          <draw:enhanced-geometry svg:viewBox="0 0 21600 21600" draw:type="rectangle" draw:enhanced-path="M 0 0 L 21600 0 21600 21600 0 21600 0 0 Z N"/>
        </draw:custom-shape>
        <draw:custom-shape draw:style-name="gr16" draw:text-style-name="P10" draw:layer="layout" svg:width="2.8cm" svg:height="1.2cm" svg:x="7.221cm" svg:y="9.553cm">
          <text:p text:style-name="P3"><text:span text:style-name="T1">INMETRO</text:span></text:p>
          <text:p text:style-name="P3"><text:span text:style-name="T1">Assin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2" draw:layer="layout" svg:width="3.2cm" svg:height="1.6cm" svg:x="4.4cm" svg:y="12.2cm">
          <text:p/>
          <draw:enhanced-geometry svg:viewBox="0 0 21600 21600" draw:type="rectangle" draw:enhanced-path="M 0 0 L 21600 0 21600 21600 0 21600 0 0 Z N"/>
        </draw:custom-shape>
        <draw:custom-shape draw:style-name="gr16" draw:text-style-name="P10" draw:layer="layout" svg:width="2.8cm" svg:height="1.2cm" svg:x="4.621cm" svg:y="12.353cm">
          <text:p text:style-name="P3"><text:span text:style-name="T1">INMETRO</text:span></text:p>
          <text:p text:style-name="P3"><text:span text:style-name="T1">Assin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2" draw:layer="layout" svg:width="3.2cm" svg:height="1.6cm" svg:x="4.4cm" svg:y="12.2cm">
          <text:p/>
          <draw:enhanced-geometry svg:viewBox="0 0 21600 21600" draw:type="rectangle" draw:enhanced-path="M 0 0 L 21600 0 21600 21600 0 21600 0 0 Z N"/>
        </draw:custom-shape>
        <draw:custom-shape draw:style-name="gr16" draw:text-style-name="P10" xml:id="id4" draw:id="id4" draw:layer="layout" svg:width="2.8cm" svg:height="1.2cm" svg:x="4.621cm" svg:y="12.353cm">
          <text:p text:style-name="P3"><text:span text:style-name="T1">Grava no B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2" draw:layer="layout" svg:width="3.2cm" svg:height="1.6cm" svg:x="7cm" svg:y="9.4cm">
          <text:p/>
          <draw:enhanced-geometry svg:viewBox="0 0 21600 21600" draw:type="rectangle" draw:enhanced-path="M 0 0 L 21600 0 21600 21600 0 21600 0 0 Z N"/>
        </draw:custom-shape>
        <draw:custom-shape draw:style-name="gr16" draw:text-style-name="P10" draw:layer="layout" svg:width="2.8cm" svg:height="1.2cm" svg:x="7.221cm" svg:y="9.553cm">
          <text:p text:style-name="P3"><text:span text:style-name="T1">INMETRO</text:span></text:p>
          <text:p text:style-name="P3"><text:span text:style-name="T1">Assin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2" draw:layer="layout" svg:width="3.2cm" svg:height="1.6cm" svg:x="7cm" svg:y="9.4cm">
          <text:p/>
          <draw:enhanced-geometry svg:viewBox="0 0 21600 21600" draw:type="rectangle" draw:enhanced-path="M 0 0 L 21600 0 21600 21600 0 21600 0 0 Z N"/>
        </draw:custom-shape>
        <draw:custom-shape draw:style-name="gr16" draw:text-style-name="P10" xml:id="id3" draw:id="id3" draw:layer="layout" svg:width="2.8cm" svg:height="1.2cm" svg:x="7.221cm" svg:y="9.553cm">
          <text:p text:style-name="P3"><text:span text:style-name="T1">INMETRO</text:span></text:p>
          <text:p text:style-name="P3"><text:span text:style-name="T1">Assin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1" draw:text-style-name="P6" draw:layer="layout" draw:type="line" svg:x1="7.221cm" svg:y1="10.153cm" svg:x2="6.021cm" svg:y2="12.353cm" draw:start-shape="id3" draw:end-shape="id4" draw:end-glue-point="0" svg:d="M7221 10153l-1200 2200" svg:viewBox="0 0 1201 2201">
          <text:p/>
        </draw:connector>
        <draw:line draw:style-name="gr11" draw:text-style-name="P6" draw:layer="layout" svg:x1="5.2cm" svg:y1="13.4cm" svg:x2="3.5cm" svg:y2="15.8cm">
          <text:p/>
        </draw:line>
        <draw:custom-shape draw:style-name="gr17" draw:text-style-name="P2" draw:layer="layout" svg:width="3.2cm" svg:height="1.6cm" svg:x="5.2cm" svg:y="16cm">
          <text:p/>
          <draw:enhanced-geometry svg:viewBox="0 0 21600 21600" draw:type="rectangle" draw:enhanced-path="M 0 0 L 21600 0 21600 21600 0 21600 0 0 Z N"/>
        </draw:custom-shape>
        <draw:custom-shape draw:style-name="gr16" draw:text-style-name="P10" draw:layer="layout" svg:width="2.8cm" svg:height="1.2cm" svg:x="5.421cm" svg:y="16.153cm">
          <text:p text:style-name="P3"><text:span text:style-name="T1">INMETRO</text:span></text:p>
          <text:p text:style-name="P3"><text:span text:style-name="T1">Assin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2" draw:layer="layout" svg:width="3.2cm" svg:height="1.6cm" svg:x="5.2cm" svg:y="16cm">
          <text:p/>
          <draw:enhanced-geometry svg:viewBox="0 0 21600 21600" draw:type="rectangle" draw:enhanced-path="M 0 0 L 21600 0 21600 21600 0 21600 0 0 Z N"/>
        </draw:custom-shape>
        <draw:custom-shape draw:style-name="gr16" draw:text-style-name="P10" xml:id="id6" draw:id="id6" draw:layer="layout" svg:width="2.8cm" svg:height="1.2cm" svg:x="5.421cm" svg:y="16.153cm">
          <text:p text:style-name="P3"><text:span text:style-name="T1">Recupera</text:span></text:p>
          <text:p text:style-name="P3"><text:span text:style-name="T1">Pacote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1" draw:text-style-name="P6" draw:layer="layout" draw:type="line" svg:x1="3.1cm" svg:y1="16.8cm" svg:x2="5.421cm" svg:y2="16.753cm" draw:start-shape="id5" draw:start-glue-point="2" draw:end-shape="id6" svg:d="M3100 16800l2321-47" svg:viewBox="0 0 2322 48">
          <text:p/>
        </draw:connector>
        <draw:custom-shape draw:style-name="gr17" draw:text-style-name="P2" draw:layer="layout" svg:width="3.2cm" svg:height="1.6cm" svg:x="14.5cm" svg:y="15.4cm">
          <text:p/>
          <draw:enhanced-geometry svg:viewBox="0 0 21600 21600" draw:type="rectangle" draw:enhanced-path="M 0 0 L 21600 0 21600 21600 0 21600 0 0 Z N"/>
        </draw:custom-shape>
        <draw:custom-shape draw:style-name="gr16" draw:text-style-name="P10" draw:layer="layout" svg:width="2.8cm" svg:height="1.2cm" svg:x="14.721cm" svg:y="15.553cm">
          <text:p text:style-name="P3"><text:span text:style-name="T1">INMETRO</text:span></text:p>
          <text:p text:style-name="P3"><text:span text:style-name="T1">Assin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2" draw:layer="layout" svg:width="3.2cm" svg:height="1.6cm" svg:x="14.5cm" svg:y="15.4cm">
          <text:p/>
          <draw:enhanced-geometry svg:viewBox="0 0 21600 21600" draw:type="rectangle" draw:enhanced-path="M 0 0 L 21600 0 21600 21600 0 21600 0 0 Z N"/>
        </draw:custom-shape>
        <draw:custom-shape draw:style-name="gr16" draw:text-style-name="P10" xml:id="id8" draw:id="id8" draw:layer="layout" svg:width="2.8cm" svg:height="1.2cm" svg:x="14.721cm" svg:y="15.553cm">
          <text:p text:style-name="P3"><text:span text:style-name="T1">INMETRO</text:span></text:p>
          <text:p text:style-name="P3"><text:span text:style-name="T1">Assina Fatur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1" draw:text-style-name="P6" draw:layer="layout" draw:type="line" svg:x1="13.101cm" svg:y1="16.864cm" svg:x2="14.721cm" svg:y2="16.153cm" draw:start-shape="id7" draw:start-glue-point="1" draw:end-shape="id8" draw:end-glue-point="3" svg:d="M13101 16864l1620-711" svg:viewBox="0 0 1621 712">
          <text:p/>
        </draw:connector>
        <draw:connector draw:style-name="gr11" draw:text-style-name="P6" draw:layer="layout" draw:type="line" svg:x1="17.521cm" svg:y1="16.153cm" svg:x2="19cm" svg:y2="15.85cm" draw:start-shape="id8" draw:start-glue-point="1" draw:end-shape="id9" draw:end-glue-point="3" svg:d="M17521 16153l1479-303" svg:viewBox="0 0 1480 304">
          <text:p/>
        </draw:connector>
        <draw:connector draw:style-name="gr11" draw:text-style-name="P6" draw:layer="layout" draw:type="line" svg:x1="21.8cm" svg:y1="15.85cm" svg:x2="23.839cm" svg:y2="17.1cm" draw:start-shape="id9" draw:start-glue-point="1" draw:end-shape="id10" svg:d="M21800 15850l2039 1250" svg:viewBox="0 0 2040 1251">
          <text:p/>
        </draw:connector>
      </draw:page>
      <draw:page draw:name="page3" draw:style-name="dp1" draw:master-page-name="Padrão">
        <draw:custom-shape draw:style-name="gr2" draw:text-style-name="P2" draw:layer="layout" svg:width="3.1cm" svg:height="1.243cm" svg:x="11.846cm" svg:y="12.571cm">
          <text:p/>
          <draw:enhanced-geometry svg:viewBox="0 0 21600 21600" draw:mirror-horizontal="false" draw:mirror-vertical="false" draw:type="rectangle" draw:enhanced-path="M 0 0 L 21600 0 21600 21600 0 21600 0 0 Z N"/>
        </draw:custom-shape>
        <draw:custom-shape draw:style-name="gr3" draw:text-style-name="P2" draw:layer="layout" svg:width="3.1cm" svg:height="1.9cm" svg:x="8.001cm" svg:y="12.514cm">
          <text:p/>
          <draw:enhanced-geometry svg:viewBox="0 0 21600 21600" draw:mirror-horizontal="false" draw:mirror-vertical="false" draw:type="rectangle" draw:enhanced-path="M 0 0 L 21600 0 21600 21600 0 21600 0 0 Z N"/>
        </draw:custom-shape>
        <draw:custom-shape draw:style-name="gr4" draw:text-style-name="P2" draw:layer="layout" svg:width="3.1cm" svg:height="1.7cm" svg:x="5.901cm" svg:y="7.514cm">
          <text:p/>
          <draw:enhanced-geometry svg:viewBox="0 0 21600 21600" draw:mirror-horizontal="false" draw:mirror-vertical="false" draw:type="rectangle" draw:enhanced-path="M 0 0 L 21600 0 21600 21600 0 21600 0 0 Z N"/>
        </draw:custom-shape>
        <draw:custom-shape draw:style-name="gr5" draw:text-style-name="P2" draw:layer="layout" svg:width="3.9cm" svg:height="2.3cm" svg:x="16.301cm" svg:y="6.914cm">
          <text:p/>
          <draw:enhanced-geometry svg:viewBox="0 0 21600 21600" draw:type="rectangle" draw:enhanced-path="M 0 0 L 21600 0 21600 21600 0 21600 0 0 Z N"/>
        </draw:custom-shape>
        <draw:custom-shape draw:style-name="gr4" draw:text-style-name="P2" draw:layer="layout" svg:width="3.1cm" svg:height="1.7cm" svg:x="12.901cm" svg:y="7.414cm">
          <text:p/>
          <draw:enhanced-geometry svg:viewBox="0 0 21600 21600" draw:type="rectangle" draw:enhanced-path="M 0 0 L 21600 0 21600 21600 0 21600 0 0 Z N"/>
        </draw:custom-shape>
        <draw:custom-shape draw:style-name="gr6" draw:text-style-name="P4" draw:layer="layout" svg:width="2.3cm" svg:height="1.1cm" svg:x="1.701cm" svg:y="5.014cm">
          <text:p text:style-name="P3"><text:span text:style-name="T1">Displa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4" draw:layer="layout" svg:width="2.3cm" svg:height="1.1cm" svg:x="1.801cm" svg:y="2.614cm">
          <text:p text:style-name="P3"><text:span text:style-name="T1">Medição</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4" draw:layer="layout" svg:width="3.7cm" svg:height="2.4cm" svg:x="8.501cm" svg:y="2.114cm">
          <text:p text:style-name="P3"><text:span text:style-name="T2">Assina o Pacote </text:span></text:p>
          <text:p text:style-name="P3"><text:span text:style-name="T2">com a Chave</text:span></text:p>
          <text:p text:style-name="P3"><text:span text:style-name="T2"><text:s/></text:span><text:span text:style-name="T2">Privado do</text:span></text:p>
          <text:p text:style-name="P3"><text:span text:style-name="T2"><text:s/></text:span><text:span text:style-name="T2">Medido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4" draw:layer="layout" svg:width="2.3cm" svg:height="1.1cm" svg:x="5.302cm" svg:y="2.615cm">
          <text:p text:style-name="P3"><text:span text:style-name="T1">Constrói</text:span></text:p>
          <text:p text:style-name="P3"><text:span text:style-name="T1">Pacote</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4" draw:layer="layout" svg:width="3.7cm" svg:height="2.4cm" svg:x="13.701cm" svg:y="2.014cm">
          <text:p text:style-name="P3"><text:span text:style-name="T2">Codifica o Pacote</text:span></text:p>
          <text:p text:style-name="P3"><text:span text:style-name="T2">Com a Chave</text:span></text:p>
          <text:p text:style-name="P3"><text:span text:style-name="T2">Publica da</text:span></text:p>
          <text:p text:style-name="P3"><text:span text:style-name="T2"><text:s/></text:span><text:span text:style-name="T2">Nuvem</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4" draw:layer="layout" svg:width="2.6cm" svg:height="1.1cm" svg:x="19.001cm" svg:y="2.614cm">
          <text:p text:style-name="P3"><text:span text:style-name="T2">Envia Pacot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layer="layout" svg:width="21cm" svg:height="4.9cm" svg:x="1.101cm" svg:y="1.614cm">
          <text:p/>
          <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792.956275182808"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line draw:style-name="gr11" draw:text-style-name="P6" draw:layer="layout" svg:x1="2.801cm" svg:y1="3.714cm" svg:x2="2.801cm" svg:y2="4.914cm">
          <text:p/>
        </draw:line>
        <draw:line draw:style-name="gr11" draw:text-style-name="P6" draw:layer="layout" svg:x1="4.101cm" svg:y1="3.314cm" svg:x2="5.301cm" svg:y2="3.314cm">
          <text:p/>
        </draw:line>
        <draw:line draw:style-name="gr11" draw:text-style-name="P6" draw:layer="layout" svg:x1="7.601cm" svg:y1="3.214cm" svg:x2="8.601cm" svg:y2="3.214cm">
          <text:p/>
        </draw:line>
        <draw:line draw:style-name="gr11" draw:text-style-name="P6" draw:layer="layout" svg:x1="12.201cm" svg:y1="3.314cm" svg:x2="13.601cm" svg:y2="3.314cm">
          <text:p/>
        </draw:line>
        <draw:line draw:style-name="gr11" draw:text-style-name="P6" draw:layer="layout" svg:x1="17.401cm" svg:y1="3.114cm" svg:x2="19.101cm" svg:y2="3.114cm">
          <text:p/>
        </draw:line>
        <draw:custom-shape draw:style-name="gr12" draw:text-style-name="P7" draw:layer="layout" svg:width="4.9cm" svg:height="4.7cm" svg:x="23.201cm" svg:y="2.214cm">
          <text:p/>
          <draw:enhanced-geometry svg:viewBox="0 0 21600 21600" draw:glue-points="10800 0 3163 3163 0 10800 3163 18437 10800 21600 18437 18437 21600 10800 18437 3163" draw:text-areas="3163 3163 18437 18437" draw:type="ring" draw:modifiers="1386.07525904381"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13" draw:text-style-name="P8" draw:layer="layout" svg:width="2.3cm" svg:height="1.1cm" svg:x="24.501cm" svg:y="4.014cm">
          <text:p text:style-name="P3"><text:span text:style-name="T1">Red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4" draw:text-style-name="P9" draw:layer="layout" svg:width="2.538cm" svg:height="1.599cm" svg:x="24.501cm" svg:y="5.315cm">
          <draw:text-box>
            <text:p><text:span text:style-name="T1">Canal de </text:span></text:p>
            <text:p><text:span text:style-name="T1">Transporte</text:span></text:p>
          </draw:text-box>
        </draw:frame>
        <draw:line draw:style-name="gr11" draw:text-style-name="P6" draw:layer="layout" svg:x1="21.601cm" svg:y1="3.214cm" svg:x2="24.501cm" svg:y2="4.614cm">
          <text:p/>
        </draw:line>
        <draw:custom-shape draw:style-name="gr15" draw:text-style-name="P10" xml:id="id22" draw:id="id22" draw:layer="layout" svg:width="3.3cm" svg:height="2cm" svg:x="16.601cm" svg:y="7.014cm">
          <text:p text:style-name="P3"><text:span text:style-name="T1">Decodifica o</text:span></text:p>
          <text:p text:style-name="P3"><text:span text:style-name="T1">pacote com a</text:span></text:p>
          <text:p text:style-name="P3"><text:span text:style-name="T1">Chave Privad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1" draw:text-style-name="P6" draw:layer="layout" svg:x1="25.401cm" svg:y1="5.114cm" svg:x2="22.9cm" svg:y2="7.2cm">
          <text:p/>
        </draw:line>
        <draw:custom-shape draw:style-name="gr16" draw:text-style-name="P10" xml:id="id21" draw:id="id21" draw:layer="layout" svg:width="2.8cm" svg:height="1.2cm" svg:x="13.001cm" svg:y="7.714cm">
          <text:p text:style-name="P3"><text:span text:style-name="T1">Confere</text:span></text:p>
          <text:p text:style-name="P3"><text:span text:style-name="T1">Assinatur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2" draw:layer="layout" svg:width="3.2cm" svg:height="1.6cm" svg:x="9.4cm" svg:y="7.4cm">
          <text:p/>
          <draw:enhanced-geometry svg:viewBox="0 0 21600 21600" draw:type="rectangle" draw:enhanced-path="M 0 0 L 21600 0 21600 21600 0 21600 0 0 Z N"/>
        </draw:custom-shape>
        <draw:custom-shape draw:style-name="gr16" draw:text-style-name="P10" draw:layer="layout" svg:width="2.8cm" svg:height="1.2cm" svg:x="9.621cm" svg:y="7.553cm">
          <text:p text:style-name="P3"><text:span text:style-name="T1">INMETRO</text:span></text:p>
          <text:p text:style-name="P3"><text:span text:style-name="T1">Assin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11" draw:layer="layout" svg:width="2.3cm" svg:height="3.1cm" svg:x="1.3cm" svg:y="10.1cm">
          <text:p/>
          <draw:enhanced-geometry svg:viewBox="0 0 88 21600" draw:glue-points="44 ?f6 44 0 0 10800 44 21600 88 10800" draw:text-areas="0 ?f6 88 ?f3" draw:type="can" draw:modifiers="5481.84456626895"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6" draw:text-style-name="P10" xml:id="id11" draw:id="id11" draw:layer="layout" svg:width="2.8cm" svg:height="1.2cm" svg:x="1.1cm" svg:y="11.1cm">
          <text:p text:style-name="P3"><text:span text:style-name="T1">BD INMETRO</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2" xml:id="id25" draw:id="id25" draw:layer="layout" svg:width="2.8cm" svg:height="0.8cm" svg:x="12.001cm" svg:y="12.814cm">
          <text:p text:style-name="P3"><text:span text:style-name="T1">Operação</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12" xml:id="id13" draw:id="id13" draw:layer="layout" svg:width="2.8cm" svg:height="1.7cm" svg:x="20.7cm" svg:y="13.1cm">
          <text:p text:style-name="P3"><text:span text:style-name="T1">Fatura</text:span></text:p>
          <text:p text:style-name="P3"><text:span text:style-name="T1">Correta </text:span></text:p>
          <text:p text:style-name="P3"><text:span text:style-name="T1">Assinad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10" xml:id="id19" draw:id="id19" draw:layer="layout" svg:width="2.8cm" svg:height="1.2cm" svg:x="6.001cm" svg:y="7.714cm">
          <text:p text:style-name="P3"><text:span text:style-name="T1">Anonimiza</text:span></text:p>
          <text:p text:style-name="P3"><text:span text:style-name="T1">O Pacot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0" draw:text-style-name="P12" xml:id="id15" draw:id="id15" draw:layer="layout" svg:width="3.505cm" svg:height="1.086cm" svg:x="20.595cm" svg:y="11.314cm">
          <text:p text:style-name="P3"><text:span text:style-name="T1">Carga da Região</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xml:id="id16" draw:id="id16">
          <draw:glue-point draw:id="4" svg:x="-0.908cm" svg:y="-3.053cm"/>
          <draw:glue-point draw:id="5" svg:x="-0.908cm" svg:y="2.787cm"/>
          <draw:glue-point draw:id="6" svg:x="3.674cm" svg:y="2.61cm"/>
          <draw:glue-point draw:id="7" svg:x="-4.999cm" svg:y="-2.699cm"/>
          <draw:glue-point draw:id="8" svg:x="-4.508cm" svg:y="-5cm"/>
          <draw:glue-point draw:id="9" svg:x="-0.559cm" svg:y="-2.826cm"/>
          <draw:glue-point draw:id="10" svg:x="3.741cm" svg:y="2.119cm"/>
          <draw:path draw:style-name="gr71" draw:text-style-name="P13" draw:layer="layout" svg:width="0.384cm" svg:height="0.176cm" svg:x="27.715cm" svg:y="12.123cm" svg:viewBox="0 0 385 177" svg:d="M0 177c284 0 262 0 350-44s0-133-176-133c0 0-176 177-174 177z">
            <text:p/>
          </draw:path>
          <draw:g>
            <draw:polygon draw:style-name="gr72" draw:text-style-name="P14" draw:layer="layout" svg:width="3.513cm" svg:height="4.61cm" svg:x="24.2cm" svg:y="7.689cm" svg:viewBox="0 0 3514 4611" draw:points="0,2838 0,0 3514,1774 3511,4611">
              <text:p/>
            </draw:polygon>
            <draw:polygon draw:style-name="gr73" draw:text-style-name="P15" draw:layer="layout" svg:width="3.336cm" svg:height="4.344cm" svg:x="24.288cm" svg:y="7.821cm" svg:viewBox="0 0 3337 4345" draw:points="0,2661 0,0 3337,1685 3337,4345">
              <text:p/>
            </draw:polygon>
            <draw:polygon draw:style-name="gr74" draw:text-style-name="P16" draw:layer="layout" svg:width="3.688cm" svg:height="1.861cm" svg:x="24.2cm" svg:y="7.6cm" svg:viewBox="0 0 3689 1862" draw:points="3514,1862 0,89 175,0 3689,1774">
              <text:p/>
            </draw:polygon>
            <draw:polygon draw:style-name="gr75" draw:text-style-name="P17" draw:layer="layout" svg:width="0.174cm" svg:height="2.925cm" svg:x="27.714cm" svg:y="9.374cm" svg:viewBox="0 0 175 2926" draw:points="0,2926 0,89 175,0 175,2838">
              <text:p/>
            </draw:polygon>
            <draw:polygon draw:style-name="gr76" draw:text-style-name="P18" draw:layer="layout" svg:width="3.688cm" svg:height="4.699cm" svg:x="24.2cm" svg:y="7.6cm" svg:viewBox="0 0 3689 4700" draw:points="175,0 3689,1774 3689,4611 3511,4700 0,2926 0,89">
              <text:p/>
            </draw:polygon>
          </draw:g>
        </draw:g>
        <draw:g>
          <draw:polygon draw:style-name="gr77" draw:text-style-name="P15" draw:layer="layout" svg:width="0.961cm" svg:height="1.767cm" svg:x="24.7cm" svg:y="9.33cm" svg:viewBox="0 0 962 1768" draw:points="0,1213 0,0 962,555 962,1768">
            <text:p/>
          </draw:polygon>
          <draw:polygon draw:style-name="gr78" draw:text-style-name="P19" draw:layer="layout" svg:width="0.961cm" svg:height="1.767cm" svg:x="25.662cm" svg:y="9.33cm" svg:viewBox="0 0 962 1768" draw:points="0,1768 0,555 962,0 962,1213">
            <text:p/>
          </draw:polygon>
          <draw:polygon draw:style-name="gr79" draw:text-style-name="P20" draw:layer="layout" svg:width="1.922cm" svg:height="1.111cm" svg:x="24.7cm" svg:y="8.775cm" svg:viewBox="0 0 1923 1112" draw:points="962,1112 0,555 962,0 1923,555">
            <text:p/>
          </draw:polygon>
          <draw:polygon draw:style-name="gr80" draw:text-style-name="P18" draw:layer="layout" svg:width="1.922cm" svg:height="2.324cm" svg:x="24.7cm" svg:y="8.775cm" svg:viewBox="0 0 1923 2325" draw:points="0,1768 0,555 962,0 1923,555 1923,1768 962,2325">
            <text:p/>
          </draw:polygon>
          <draw:polyline draw:style-name="gr81" draw:text-style-name="P21" draw:layer="layout" svg:width="0.785cm" svg:height="0.504cm" svg:x="25.748cm" svg:y="9.533cm" svg:viewBox="0 0 786 505" draw:points="0,455 175,354 176,505 350,404 350,253 437,203 437,354 525,304 525,151 611,101 613,253 699,203 699,50 786,0">
            <text:p/>
          </draw:polyline>
          <draw:polyline draw:style-name="gr82" draw:text-style-name="P21" draw:layer="layout" svg:width="0.785cm" svg:height="0.454cm" svg:x="25.748cm" svg:y="9.887cm" svg:viewBox="0 0 786 455" draw:points="0,354 88,304 88,455 262,354 262,203 350,151 350,304 525,203 525,50 611,0 613,151 786,50">
            <text:p/>
          </draw:polyline>
          <draw:polyline draw:style-name="gr83" draw:text-style-name="P21" draw:layer="layout" svg:width="0.785cm" svg:height="0.556cm" svg:x="25.75cm" svg:y="10.089cm" svg:viewBox="0 0 786 557" draw:points="0,557 175,455 175,304 350,203 350,354 611,203 611,51 699,0 699,151 786,101">
            <text:p/>
          </draw:polyline>
          <draw:polyline draw:style-name="gr84" draw:text-style-name="P21" draw:layer="layout" svg:width="0.785cm" svg:height="0.556cm" svg:x="25.75cm" svg:y="10.341cm" svg:viewBox="0 0 786 557" draw:points="0,557 88,505 87,354 261,253 262,404 437,304 437,151 525,101 525,253 611,203 611,51 699,0 699,151 786,101">
            <text:p/>
          </draw:polyline>
          <draw:polyline draw:style-name="gr85" draw:text-style-name="P21" draw:layer="layout" svg:width="0.786cm" svg:height="1.01cm" svg:x="24.788cm" svg:y="9.887cm" svg:viewBox="0 0 787 1011" draw:points="0,505 88,555 175,455 262,50 437,0 525,203 613,505 613,809 699,961 787,1011">
            <text:p/>
          </draw:polyline>
          <draw:polyline draw:style-name="gr86" draw:text-style-name="P21" draw:layer="layout" svg:width="0.786cm" svg:height="0.556cm" svg:x="24.788cm" svg:y="10.191cm" svg:viewBox="0 0 787 557" draw:points="0,101 88,151 175,50 349,0 437,50 525,203 613,354 699,505 787,557">
            <text:p/>
          </draw:polyline>
          <draw:line draw:style-name="gr87" draw:text-style-name="P21" draw:layer="layout" svg:x1="24.788cm" svg:y1="9.736cm" svg:x2="25.575cm" svg:y2="10.191cm">
            <text:p/>
          </draw:line>
          <draw:polygon draw:style-name="gr88" draw:text-style-name="P18" draw:layer="layout" svg:width="0.786cm" svg:height="1.465cm" svg:x="24.788cm" svg:y="9.483cm" svg:viewBox="0 0 787 1466" draw:points="0,1011 0,0 787,455 787,1466">
            <text:p/>
          </draw:polygon>
        </draw:g>
        <draw:frame draw:style-name="gr42" draw:text-style-name="P6" xml:id="id14" draw:id="id14" draw:layer="layout" svg:width="2.078cm" svg:height="2.718cm" svg:x="24.6cm" svg:y="11.8cm">
          <draw:image xlink:href="Pictures/1000020100000104000001545864922A03EBA7E9.png" xlink:type="simple" xlink:show="embed" xlink:actuate="onLoad">
            <text:p/>
          </draw:image>
        </draw:frame>
        <draw:custom-shape draw:style-name="gr69" draw:text-style-name="P22" draw:layer="layout" svg:width="3.1cm" svg:height="5.414cm" svg:x="25.001cm" svg:y="14.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4" draw:text-style-name="P12" draw:layer="layout" svg:width="2cm" svg:height="0.8cm" svg:x="25.501cm" svg:y="14.714cm">
          <text:p text:style-name="P3"><text:span text:style-name="T1">Aplicação</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5" draw:text-style-name="P10" draw:layer="layout" svg:width="2cm" svg:height="0.8cm" svg:x="25.601cm" svg:y="15.714cm">
          <text:p text:style-name="P3"><text:span text:style-name="T1">INMETRO</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6" draw:text-style-name="P8" draw:layer="layout" svg:width="2cm" svg:height="0.8cm" svg:x="25.702cm" svg:y="16.715cm">
          <text:p text:style-name="P3"><text:span text:style-name="T1">Cana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7" draw:text-style-name="P23" draw:layer="layout" svg:width="2cm" svg:height="0.8cm" svg:x="25.703cm" svg:y="17.716cm">
          <text:p text:style-name="P3"><text:span text:style-name="T1">Medido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2" draw:layer="layout" svg:width="2cm" svg:height="0.8cm" svg:x="25.704cm" svg:y="18.717cm">
          <text:p text:style-name="P3"><text:span text:style-name="T1">SG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0" draw:text-style-name="P12" xml:id="id23" draw:id="id23" draw:layer="layout" svg:width="2.4cm" svg:height="1.2cm" svg:x="20.9cm" svg:y="7.2cm">
          <text:p text:style-name="P3"><text:span text:style-name="T1">Recebe</text:span></text:p>
          <text:p text:style-name="P3"><text:span text:style-name="T1"><text:s/></text:span><text:span text:style-name="T1">Pacot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2" draw:layer="layout" svg:width="3.2cm" svg:height="1.6cm" svg:x="9.4cm" svg:y="7.4cm">
          <text:p/>
          <draw:enhanced-geometry svg:viewBox="0 0 21600 21600" draw:type="rectangle" draw:enhanced-path="M 0 0 L 21600 0 21600 21600 0 21600 0 0 Z N"/>
        </draw:custom-shape>
        <draw:custom-shape draw:style-name="gr16" draw:text-style-name="P10" draw:layer="layout" svg:width="2.8cm" svg:height="1.2cm" svg:x="9.621cm" svg:y="7.553cm">
          <text:p text:style-name="P3"><text:span text:style-name="T1">INMETRO</text:span></text:p>
          <text:p text:style-name="P3"><text:span text:style-name="T1">Assin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2" draw:layer="layout" svg:width="3.2cm" svg:height="1.6cm" svg:x="2.3cm" svg:y="7.6cm">
          <text:p/>
          <draw:enhanced-geometry svg:viewBox="0 0 21600 21600" draw:type="rectangle" draw:enhanced-path="M 0 0 L 21600 0 21600 21600 0 21600 0 0 Z N"/>
        </draw:custom-shape>
        <draw:custom-shape draw:style-name="gr16" draw:text-style-name="P10" draw:layer="layout" svg:width="2.8cm" svg:height="1.2cm" svg:x="2.521cm" svg:y="7.753cm">
          <text:p text:style-name="P3"><text:span text:style-name="T1">INMETRO</text:span></text:p>
          <text:p text:style-name="P3"><text:span text:style-name="T1">Assin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2" draw:layer="layout" svg:width="3.2cm" svg:height="1.6cm" svg:x="2.3cm" svg:y="7.6cm">
          <text:p/>
          <draw:enhanced-geometry svg:viewBox="0 0 21600 21600" draw:type="rectangle" draw:enhanced-path="M 0 0 L 21600 0 21600 21600 0 21600 0 0 Z N"/>
        </draw:custom-shape>
        <draw:custom-shape draw:style-name="gr16" draw:text-style-name="P10" xml:id="id17" draw:id="id17" draw:layer="layout" svg:width="2.8cm" svg:height="1.2cm" svg:x="2.521cm" svg:y="7.753cm">
          <text:p text:style-name="P3"><text:span text:style-name="T1">Grava no B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2" draw:layer="layout" svg:width="3.2cm" svg:height="1.6cm" svg:x="9.4cm" svg:y="7.4cm">
          <text:p/>
          <draw:enhanced-geometry svg:viewBox="0 0 21600 21600" draw:type="rectangle" draw:enhanced-path="M 0 0 L 21600 0 21600 21600 0 21600 0 0 Z N"/>
        </draw:custom-shape>
        <draw:custom-shape draw:style-name="gr16" draw:text-style-name="P10" draw:layer="layout" svg:width="2.8cm" svg:height="1.2cm" svg:x="9.621cm" svg:y="7.553cm">
          <text:p text:style-name="P3"><text:span text:style-name="T1">INMETRO</text:span></text:p>
          <text:p text:style-name="P3"><text:span text:style-name="T1">Assin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2" draw:layer="layout" svg:width="3.2cm" svg:height="1.6cm" svg:x="9.4cm" svg:y="7.4cm">
          <text:p/>
          <draw:enhanced-geometry svg:viewBox="0 0 21600 21600" draw:type="rectangle" draw:enhanced-path="M 0 0 L 21600 0 21600 21600 0 21600 0 0 Z N"/>
        </draw:custom-shape>
        <draw:custom-shape draw:style-name="gr16" draw:text-style-name="P10" xml:id="id20" draw:id="id20" draw:layer="layout" svg:width="2.8cm" svg:height="1.2cm" svg:x="9.621cm" svg:y="7.553cm">
          <text:p text:style-name="P3"><text:span text:style-name="T1">INMETRO</text:span></text:p>
          <text:p text:style-name="P3"><text:span text:style-name="T1">Assin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2" draw:layer="layout" svg:width="3.2cm" svg:height="1.6cm" svg:x="4.4cm" svg:y="12.9cm">
          <text:p/>
          <draw:enhanced-geometry svg:viewBox="0 0 21600 21600" draw:type="rectangle" draw:enhanced-path="M 0 0 L 21600 0 21600 21600 0 21600 0 0 Z N"/>
        </draw:custom-shape>
        <draw:custom-shape draw:style-name="gr16" draw:text-style-name="P10" draw:layer="layout" svg:width="2.8cm" svg:height="1.2cm" svg:x="4.621cm" svg:y="13.053cm">
          <text:p text:style-name="P3"><text:span text:style-name="T1">INMETRO</text:span></text:p>
          <text:p text:style-name="P3"><text:span text:style-name="T1">Assin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2" draw:layer="layout" svg:width="3.2cm" svg:height="1.6cm" svg:x="4.4cm" svg:y="12.9cm">
          <text:p/>
          <draw:enhanced-geometry svg:viewBox="0 0 21600 21600" draw:type="rectangle" draw:enhanced-path="M 0 0 L 21600 0 21600 21600 0 21600 0 0 Z N"/>
        </draw:custom-shape>
        <draw:connector draw:style-name="gr11" draw:text-style-name="P6" draw:layer="layout" draw:type="line" svg:x1="2.5cm" svg:y1="12.3cm" svg:x2="4.621cm" svg:y2="13.653cm" draw:start-shape="id11" draw:start-glue-point="2" draw:end-shape="id12" svg:d="M2500 12300l2121 1353" svg:viewBox="0 0 2122 1354">
          <text:p/>
        </draw:connector>
        <draw:custom-shape draw:style-name="gr17" draw:text-style-name="P2" draw:layer="layout" svg:width="3.2cm" svg:height="1.6cm" svg:x="15.6cm" svg:y="12.3cm">
          <text:p/>
          <draw:enhanced-geometry svg:viewBox="0 0 21600 21600" draw:type="rectangle" draw:enhanced-path="M 0 0 L 21600 0 21600 21600 0 21600 0 0 Z N"/>
        </draw:custom-shape>
        <draw:custom-shape draw:style-name="gr16" draw:text-style-name="P10" draw:layer="layout" svg:width="2.8cm" svg:height="1.2cm" svg:x="15.821cm" svg:y="12.453cm">
          <text:p text:style-name="P3"><text:span text:style-name="T1">INMETRO</text:span></text:p>
          <text:p text:style-name="P3"><text:span text:style-name="T1">Assin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2" draw:layer="layout" svg:width="3.2cm" svg:height="1.6cm" svg:x="15.6cm" svg:y="12.3cm">
          <text:p/>
          <draw:enhanced-geometry svg:viewBox="0 0 21600 21600" draw:type="rectangle" draw:enhanced-path="M 0 0 L 21600 0 21600 21600 0 21600 0 0 Z N"/>
        </draw:custom-shape>
        <draw:connector draw:style-name="gr11" draw:text-style-name="P6" draw:layer="layout" draw:type="line" svg:x1="23.5cm" svg:y1="13.95cm" svg:x2="24.6cm" svg:y2="13.159cm" draw:start-shape="id13" draw:start-glue-point="1" draw:end-shape="id14" svg:d="M23500 13950l1100-791" svg:viewBox="0 0 1101 792">
          <text:p/>
        </draw:connector>
        <draw:connector draw:style-name="gr11" draw:text-style-name="P6" draw:layer="layout" draw:type="line" svg:x1="22.347cm" svg:y1="11.314cm" svg:x2="24.2cm" svg:y2="9.95cm" draw:start-shape="id15" draw:start-glue-point="0" draw:end-shape="id16" svg:d="M22347 11314l1853-1364" svg:viewBox="0 0 1854 1365">
          <text:p/>
        </draw:connector>
        <draw:connector draw:style-name="gr11" draw:text-style-name="P6" draw:layer="layout" draw:type="line" svg:x1="2.521cm" svg:y1="8.353cm" svg:x2="2.5cm" svg:y2="11.1cm" draw:start-shape="id17" draw:end-shape="id11" draw:end-glue-point="0" svg:d="M2521 8353l-21 2747" svg:viewBox="0 0 22 2748">
          <text:p/>
        </draw:connector>
        <draw:connector draw:style-name="gr89" draw:text-style-name="P6" draw:layer="layout" draw:type="line" svg:x1="3.921cm" svg:y1="8.953cm" svg:x2="8.8cm" svg:y2="10.7cm" draw:start-shape="id17" draw:start-glue-point="2" draw:end-shape="id18" svg:d="M3921 8953l4879 1747" svg:viewBox="0 0 4880 1748">
          <text:p/>
        </draw:connector>
        <draw:connector draw:style-name="gr89" draw:text-style-name="P6" draw:layer="layout" draw:type="line" svg:x1="7.401cm" svg:y1="8.914cm" svg:x2="10.95cm" svg:y2="10cm" draw:start-shape="id19" draw:start-glue-point="2" draw:end-shape="id18" draw:end-glue-point="0" svg:d="M7401 8914l3549 1086" svg:viewBox="0 0 3550 1087">
          <text:p/>
        </draw:connector>
        <draw:connector draw:style-name="gr89" draw:text-style-name="P6" draw:layer="layout" draw:type="line" svg:x1="11.021cm" svg:y1="8.753cm" svg:x2="10.95cm" svg:y2="10cm" draw:start-shape="id20" draw:start-glue-point="2" draw:end-shape="id18" draw:end-glue-point="0" svg:d="M11021 8753l-71 1247" svg:viewBox="0 0 72 1248">
          <text:p/>
        </draw:connector>
        <draw:connector draw:style-name="gr89" draw:text-style-name="P6" draw:layer="layout" draw:type="line" svg:x1="14.401cm" svg:y1="8.914cm" svg:x2="10.95cm" svg:y2="10cm" draw:start-shape="id21" draw:start-glue-point="2" draw:end-shape="id18" draw:end-glue-point="0" svg:d="M14401 8914l-3451 1086" svg:viewBox="0 0 3452 1087">
          <text:p/>
        </draw:connector>
        <draw:connector draw:style-name="gr89" draw:text-style-name="P6" draw:layer="layout" draw:type="line" svg:x1="18.251cm" svg:y1="9.014cm" svg:x2="13.1cm" svg:y2="10.7cm" draw:start-shape="id22" draw:start-glue-point="2" draw:end-shape="id18" svg:d="M18251 9014l-5151 1686" svg:viewBox="0 0 5152 1687">
          <text:p/>
        </draw:connector>
        <draw:connector draw:style-name="gr89" draw:text-style-name="P6" draw:layer="layout" draw:type="line" svg:x1="22.1cm" svg:y1="8.4cm" svg:x2="13.1cm" svg:y2="10.7cm" draw:start-shape="id23" draw:start-glue-point="2" draw:end-shape="id18" svg:d="M22100 8400l-9000 2300" svg:viewBox="0 0 9001 2301">
          <text:p/>
        </draw:connector>
        <draw:connector draw:style-name="gr89" draw:text-style-name="P6" draw:layer="layout" draw:type="line" svg:x1="6.021cm" svg:y1="13.053cm" svg:x2="10.95cm" svg:y2="11.4cm" draw:start-shape="id12" draw:start-glue-point="0" draw:end-shape="id18" draw:end-glue-point="2" svg:d="M6021 13053l4929-1653" svg:viewBox="0 0 4930 1654">
          <text:p/>
        </draw:connector>
        <draw:connector draw:style-name="gr89" draw:text-style-name="P6" draw:layer="layout" draw:type="line" svg:x1="9.501cm" svg:y1="12.714cm" svg:x2="10.95cm" svg:y2="11.4cm" draw:start-shape="id24" draw:start-glue-point="0" draw:end-shape="id18" draw:end-glue-point="2" svg:d="M9501 12714l1449-1314" svg:viewBox="0 0 1450 1315">
          <text:p/>
        </draw:connector>
        <draw:connector draw:style-name="gr89" draw:text-style-name="P6" draw:layer="layout" draw:type="line" svg:x1="13.401cm" svg:y1="12.814cm" svg:x2="10.95cm" svg:y2="11.4cm" draw:start-shape="id25" draw:start-glue-point="0" draw:end-shape="id18" draw:end-glue-point="2" svg:d="M13401 12814l-2451-1414" svg:viewBox="0 0 2452 1415">
          <text:p/>
        </draw:connector>
        <draw:connector draw:style-name="gr89" draw:text-style-name="P6" draw:layer="layout" draw:type="line" svg:x1="17.221cm" svg:y1="12.453cm" svg:x2="10.95cm" svg:y2="11.4cm" draw:start-shape="id26" draw:start-glue-point="0" draw:end-shape="id18" draw:end-glue-point="2" svg:d="M17221 12453l-6271-1053" svg:viewBox="0 0 6272 1054">
          <text:p/>
        </draw:connector>
        <draw:connector draw:style-name="gr89" draw:text-style-name="P6" draw:layer="layout" draw:type="line" svg:x1="20.595cm" svg:y1="11.857cm" svg:x2="13.1cm" svg:y2="10.7cm" draw:start-shape="id15" draw:start-glue-point="3" draw:end-shape="id18" svg:d="M20595 11857l-7495-1157" svg:viewBox="0 0 7496 1158">
          <text:p/>
        </draw:connector>
        <draw:connector draw:style-name="gr89" draw:text-style-name="P6" draw:layer="layout" draw:type="line" svg:x1="22.1cm" svg:y1="13.1cm" svg:x2="13.1cm" svg:y2="10.7cm" draw:start-shape="id13" draw:start-glue-point="0" draw:end-shape="id18" draw:end-glue-point="1" svg:d="M22100 13100l-9000-2400" svg:viewBox="0 0 9001 2401">
          <text:p/>
        </draw:connector>
        <draw:custom-shape draw:style-name="gr2" draw:text-style-name="P2" draw:layer="layout" svg:width="3.1cm" svg:height="1.243cm" svg:x="11.846cm" svg:y="12.571cm">
          <text:p/>
          <draw:enhanced-geometry svg:viewBox="0 0 21600 21600" draw:mirror-horizontal="false" draw:mirror-vertical="false" draw:type="rectangle" draw:enhanced-path="M 0 0 L 21600 0 21600 21600 0 21600 0 0 Z N"/>
        </draw:custom-shape>
        <draw:custom-shape draw:style-name="gr2" draw:text-style-name="P2" draw:layer="layout" svg:width="3.1cm" svg:height="1.243cm" svg:x="16.546cm" svg:y="15.971cm">
          <text:p/>
          <draw:enhanced-geometry svg:viewBox="0 0 21600 21600" draw:mirror-horizontal="false" draw:mirror-vertical="false" draw:type="rectangle" draw:enhanced-path="M 0 0 L 21600 0 21600 21600 0 21600 0 0 Z N"/>
        </draw:custom-shape>
        <draw:custom-shape draw:style-name="gr19" draw:text-style-name="P12" draw:layer="layout" svg:width="2.8cm" svg:height="0.8cm" svg:x="16.701cm" svg:y="16.214cm">
          <text:p text:style-name="P3"><text:span text:style-name="T1">Operação</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0" draw:text-style-name="P2" draw:layer="layout" svg:width="3.854cm" svg:height="1.529cm" svg:x="16.546cm" svg:y="15.871cm">
          <text:p/>
          <draw:enhanced-geometry svg:viewBox="0 0 21600 21600" draw:mirror-horizontal="false" draw:mirror-vertical="false" draw:type="rectangle" draw:enhanced-path="M 0 0 L 21600 0 21600 21600 0 21600 0 0 Z N"/>
        </draw:custom-shape>
        <draw:custom-shape draw:style-name="gr91" draw:text-style-name="P12" xml:id="id30" draw:id="id30" draw:layer="layout" svg:width="3.499cm" svg:height="1.2cm" svg:x="16.701cm" svg:y="16cm">
          <text:p text:style-name="P3"><text:span text:style-name="T1">Identifica</text:span></text:p>
          <text:p text:style-name="P3"><text:span text:style-name="T1">De Serviço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3.1cm" svg:height="1.243cm" svg:x="11.446cm" svg:y="15.971cm">
          <text:p/>
          <draw:enhanced-geometry svg:viewBox="0 0 21600 21600" draw:mirror-horizontal="false" draw:mirror-vertical="false" draw:type="rectangle" draw:enhanced-path="M 0 0 L 21600 0 21600 21600 0 21600 0 0 Z N"/>
        </draw:custom-shape>
        <draw:custom-shape draw:style-name="gr19" draw:text-style-name="P12" draw:layer="layout" svg:width="2.8cm" svg:height="0.8cm" svg:x="11.601cm" svg:y="16.214cm">
          <text:p text:style-name="P3"><text:span text:style-name="T1">Operação</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0" draw:text-style-name="P2" draw:layer="layout" svg:width="3.854cm" svg:height="1.529cm" svg:x="11.446cm" svg:y="15.871cm">
          <text:p/>
          <draw:enhanced-geometry svg:viewBox="0 0 21600 21600" draw:mirror-horizontal="false" draw:mirror-vertical="false" draw:type="rectangle" draw:enhanced-path="M 0 0 L 21600 0 21600 21600 0 21600 0 0 Z N"/>
        </draw:custom-shape>
        <draw:custom-shape draw:style-name="gr91" draw:text-style-name="P12" xml:id="id29" draw:id="id29" draw:layer="layout" svg:width="3.499cm" svg:height="1.2cm" svg:x="11.601cm" svg:y="16cm">
          <text:p text:style-name="P3"><text:span text:style-name="T1">Coordenação</text:span></text:p>
          <text:p text:style-name="P3"><text:span text:style-name="T1">De Serviço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3.1cm" svg:height="1.243cm" svg:x="6.046cm" svg:y="15.971cm">
          <text:p/>
          <draw:enhanced-geometry svg:viewBox="0 0 21600 21600" draw:mirror-horizontal="false" draw:mirror-vertical="false" draw:type="rectangle" draw:enhanced-path="M 0 0 L 21600 0 21600 21600 0 21600 0 0 Z N"/>
        </draw:custom-shape>
        <draw:custom-shape draw:style-name="gr19" draw:text-style-name="P12" draw:layer="layout" svg:width="2.8cm" svg:height="0.8cm" svg:x="6.201cm" svg:y="16.214cm">
          <text:p text:style-name="P3"><text:span text:style-name="T1">Operação</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0" draw:text-style-name="P2" draw:layer="layout" svg:width="3.854cm" svg:height="1.529cm" svg:x="6.046cm" svg:y="15.871cm">
          <text:p/>
          <draw:enhanced-geometry svg:viewBox="0 0 21600 21600" draw:mirror-horizontal="false" draw:mirror-vertical="false" draw:type="rectangle" draw:enhanced-path="M 0 0 L 21600 0 21600 21600 0 21600 0 0 Z N"/>
        </draw:custom-shape>
        <draw:custom-shape draw:style-name="gr91" draw:text-style-name="P12" xml:id="id27" draw:id="id27" draw:layer="layout" svg:width="3.499cm" svg:height="1.2cm" svg:x="6.201cm" svg:y="16cm">
          <text:p text:style-name="P3"><text:span text:style-name="T1">Gerenciamento</text:span></text:p>
          <text:p text:style-name="P3"><text:span text:style-name="T1">De Recurso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2" draw:text-style-name="P3" xml:id="id28" draw:id="id28" draw:layer="layout" svg:width="4.3cm" svg:height="1.4cm" svg:x="11.2cm" svg:y="18.1cm">
          <text:p text:style-name="P3">Event BUS</text:p>
          <draw:enhanced-geometry svg:viewBox="0 0 21600 21600" draw:type="rectangle" draw:enhanced-path="M 0 0 L 21600 0 21600 21600 0 21600 0 0 Z N"/>
        </draw:custom-shape>
        <draw:connector draw:style-name="gr93" draw:text-style-name="P6" draw:layer="layout" draw:type="line" svg:x1="7.95cm" svg:y1="17.2cm" svg:x2="11.2cm" svg:y2="18.8cm" draw:start-shape="id27" draw:start-glue-point="2" draw:end-shape="id28" draw:end-glue-point="3" svg:d="M7950 17200l3250 1600" svg:viewBox="0 0 3251 1601">
          <text:p/>
        </draw:connector>
        <draw:connector draw:style-name="gr93" draw:text-style-name="P6" draw:layer="layout" draw:type="line" svg:x1="13.35cm" svg:y1="17.2cm" svg:x2="13.35cm" svg:y2="18.1cm" draw:start-shape="id29" draw:start-glue-point="2" draw:end-shape="id28" draw:end-glue-point="0" svg:d="M13350 17200v900" svg:viewBox="0 0 1 901">
          <text:p/>
        </draw:connector>
        <draw:connector draw:style-name="gr93" draw:text-style-name="P6" draw:layer="layout" draw:type="line" svg:x1="18.45cm" svg:y1="17.2cm" svg:x2="15.5cm" svg:y2="18.8cm" draw:start-shape="id30" draw:start-glue-point="2" draw:end-shape="id28" draw:end-glue-point="1" svg:d="M18450 17200l-2950 1600" svg:viewBox="0 0 2951 1601">
          <text:p/>
        </draw:connector>
        <draw:connector draw:style-name="gr94" draw:text-style-name="P6" draw:layer="layout" draw:type="line" svg:x1="7.95cm" svg:y1="16cm" svg:x2="6.021cm" svg:y2="14.253cm" draw:start-shape="id27" draw:start-glue-point="0" draw:end-shape="id12" draw:end-glue-point="2" svg:d="M7950 16000l-1929-1747" svg:viewBox="0 0 1930 1748">
          <text:p/>
        </draw:connector>
        <draw:connector draw:style-name="gr95" draw:text-style-name="P6" draw:layer="layout" draw:type="line" svg:x1="7.95cm" svg:y1="16cm" svg:x2="3.921cm" svg:y2="8.953cm" draw:start-shape="id27" draw:start-glue-point="0" draw:end-shape="id17" draw:end-glue-point="2" svg:d="M7950 16000l-4029-7047" svg:viewBox="0 0 4030 7048">
          <text:p/>
        </draw:connector>
        <draw:connector draw:style-name="gr95" draw:text-style-name="P6" draw:layer="layout" draw:type="line" svg:x1="7.95cm" svg:y1="16cm" svg:x2="7.401cm" svg:y2="8.914cm" draw:start-shape="id27" draw:start-glue-point="0" draw:end-shape="id19" draw:end-glue-point="2" svg:d="M7950 16000l-549-7086" svg:viewBox="0 0 550 7087">
          <text:p/>
        </draw:connector>
        <draw:connector draw:style-name="gr95" draw:text-style-name="P6" draw:layer="layout" draw:type="line" svg:x1="7.95cm" svg:y1="16cm" svg:x2="11.021cm" svg:y2="8.753cm" draw:start-shape="id27" draw:start-glue-point="0" draw:end-shape="id20" draw:end-glue-point="2" svg:d="M7950 16000l3071-7247" svg:viewBox="0 0 3072 7248">
          <text:p/>
        </draw:connector>
        <draw:connector draw:style-name="gr95" draw:text-style-name="P6" draw:layer="layout" draw:type="line" svg:x1="7.95cm" svg:y1="16cm" svg:x2="14.401cm" svg:y2="8.914cm" draw:start-shape="id27" draw:start-glue-point="0" draw:end-shape="id21" draw:end-glue-point="2" svg:d="M7950 16000l6451-7086" svg:viewBox="0 0 6452 7087">
          <text:p/>
        </draw:connector>
        <draw:connector draw:style-name="gr95" draw:text-style-name="P6" draw:layer="layout" draw:type="line" svg:x1="7.95cm" svg:y1="16cm" svg:x2="18.251cm" svg:y2="9.014cm" draw:start-shape="id27" draw:start-glue-point="0" draw:end-shape="id22" draw:end-glue-point="2" svg:d="M7950 16000l10301-6986" svg:viewBox="0 0 10302 6987">
          <text:p/>
        </draw:connector>
        <draw:connector draw:style-name="gr95" draw:text-style-name="P6" draw:layer="layout" draw:type="line" svg:x1="7.95cm" svg:y1="16cm" svg:x2="8.101cm" svg:y2="13.464cm" draw:start-shape="id27" draw:start-glue-point="0" draw:end-shape="id24" svg:d="M7950 16000l151-2536" svg:viewBox="0 0 152 2537">
          <text:p/>
        </draw:connector>
        <draw:connector draw:style-name="gr95" draw:text-style-name="P6" draw:layer="layout" draw:type="line" svg:x1="7.95cm" svg:y1="16cm" svg:x2="13.401cm" svg:y2="13.614cm" draw:start-shape="id27" draw:start-glue-point="0" draw:end-shape="id31" draw:end-glue-point="2" svg:d="M7950 16000l5451-2386" svg:viewBox="0 0 5452 2387">
          <text:p/>
        </draw:connector>
        <draw:connector draw:style-name="gr95" draw:text-style-name="P6" draw:layer="layout" draw:type="line" svg:x1="7.95cm" svg:y1="16cm" svg:x2="17.221cm" svg:y2="13.653cm" draw:start-shape="id27" draw:start-glue-point="0" draw:end-shape="id26" draw:end-glue-point="2" svg:d="M7950 16000l9271-2347" svg:viewBox="0 0 9272 2348">
          <text:p/>
        </draw:connector>
        <draw:connector draw:style-name="gr95" draw:text-style-name="P6" draw:layer="layout" draw:type="line" svg:x1="7.95cm" svg:y1="16cm" svg:x2="22.1cm" svg:y2="8.4cm" draw:start-shape="id27" draw:start-glue-point="0" draw:end-shape="id23" draw:end-glue-point="2" svg:d="M7950 16000l14150-7600" svg:viewBox="0 0 14151 7601">
          <text:p/>
        </draw:connector>
        <draw:connector draw:style-name="gr95" draw:text-style-name="P6" draw:layer="layout" draw:type="line" svg:x1="7.95cm" svg:y1="16cm" svg:x2="22.347cm" svg:y2="12.4cm" draw:start-shape="id27" draw:start-glue-point="0" draw:end-shape="id15" draw:end-glue-point="2" svg:d="M7950 16000l14397-3600" svg:viewBox="0 0 14398 3601">
          <text:p/>
        </draw:connector>
        <draw:connector draw:style-name="gr95" draw:text-style-name="P6" draw:layer="layout" draw:type="line" svg:x1="7.95cm" svg:y1="16cm" svg:x2="20.7cm" svg:y2="13.95cm" draw:start-shape="id27" draw:start-glue-point="0" draw:end-shape="id13" draw:end-glue-point="3" svg:d="M7950 16000l12750-2050" svg:viewBox="0 0 12751 2051">
          <text:p/>
        </draw:connector>
        <draw:connector draw:style-name="gr95" draw:text-style-name="P6" draw:layer="layout" draw:type="line" svg:x1="13.45cm" svg:y1="16cm" svg:x2="6.121cm" svg:y2="14.253cm" svg:d="M13450 16000l-7329-1747" svg:viewBox="0 0 7330 1748">
          <text:p/>
        </draw:connector>
        <draw:connector draw:style-name="gr95" draw:text-style-name="P6" draw:layer="layout" draw:type="line" svg:x1="13.35cm" svg:y1="16cm" svg:x2="9.501cm" svg:y2="14.214cm" draw:start-shape="id29" draw:start-glue-point="0" draw:end-shape="id24" draw:end-glue-point="2" svg:d="M13350 16000l-3849-1786" svg:viewBox="0 0 3850 1787">
          <text:p/>
        </draw:connector>
        <draw:connector draw:style-name="gr95" draw:text-style-name="P6" draw:layer="layout" draw:type="line" svg:x1="13.35cm" svg:y1="16cm" svg:x2="13.401cm" svg:y2="13.614cm" draw:start-shape="id29" draw:start-glue-point="0" draw:end-shape="id31" draw:end-glue-point="2" svg:d="M13350 16000l51-2386" svg:viewBox="0 0 52 2387">
          <text:p/>
        </draw:connector>
        <draw:connector draw:style-name="gr95" draw:text-style-name="P6" draw:layer="layout" draw:type="line" svg:x1="13.35cm" svg:y1="16cm" svg:x2="17.221cm" svg:y2="13.653cm" draw:start-shape="id29" draw:start-glue-point="0" draw:end-shape="id26" draw:end-glue-point="2" svg:d="M13350 16000l3871-2347" svg:viewBox="0 0 3872 2348">
          <text:p/>
        </draw:connector>
        <draw:connector draw:style-name="gr95" draw:text-style-name="P6" draw:layer="layout" draw:type="line" svg:x1="13.35cm" svg:y1="16cm" svg:x2="20.7cm" svg:y2="13.95cm" draw:start-shape="id29" draw:start-glue-point="0" draw:end-shape="id13" draw:end-glue-point="3" svg:d="M13350 16000l7350-2050" svg:viewBox="0 0 7351 2051">
          <text:p/>
        </draw:connector>
        <draw:connector draw:style-name="gr95" draw:text-style-name="P6" draw:layer="layout" draw:type="line" svg:x1="13.35cm" svg:y1="16cm" svg:x2="20.595cm" svg:y2="11.857cm" draw:start-shape="id29" draw:start-glue-point="0" draw:end-shape="id15" svg:d="M13350 16000l7245-4143" svg:viewBox="0 0 7246 4144">
          <text:p/>
        </draw:connector>
        <draw:connector draw:style-name="gr95" draw:text-style-name="P6" draw:layer="layout" draw:type="line" svg:x1="13.35cm" svg:y1="16cm" svg:x2="22.1cm" svg:y2="8.4cm" draw:start-shape="id29" draw:start-glue-point="0" draw:end-shape="id23" draw:end-glue-point="2" svg:d="M13350 16000l8750-7600" svg:viewBox="0 0 8751 7601">
          <text:p/>
        </draw:connector>
        <draw:connector draw:style-name="gr95" draw:text-style-name="P6" draw:layer="layout" draw:type="line" svg:x1="13.35cm" svg:y1="16cm" svg:x2="18.251cm" svg:y2="9.014cm" draw:start-shape="id29" draw:start-glue-point="0" draw:end-shape="id22" draw:end-glue-point="2" svg:d="M13350 16000l4901-6986" svg:viewBox="0 0 4902 6987">
          <text:p/>
        </draw:connector>
        <draw:connector draw:style-name="gr95" draw:text-style-name="P6" draw:layer="layout" draw:type="line" svg:x1="13.35cm" svg:y1="16cm" svg:x2="14.401cm" svg:y2="8.914cm" draw:start-shape="id29" draw:start-glue-point="0" draw:end-shape="id21" draw:end-glue-point="2" svg:d="M13350 16000l1051-7086" svg:viewBox="0 0 1052 7087">
          <text:p/>
        </draw:connector>
        <draw:connector draw:style-name="gr95" draw:text-style-name="P6" draw:layer="layout" draw:type="line" svg:x1="13.35cm" svg:y1="16cm" svg:x2="12.421cm" svg:y2="8.153cm" draw:start-shape="id29" draw:start-glue-point="0" draw:end-shape="id20" svg:d="M13350 16000l-929-7847" svg:viewBox="0 0 930 7848">
          <text:p/>
        </draw:connector>
        <draw:connector draw:style-name="gr95" draw:text-style-name="P6" draw:layer="layout" draw:type="line" svg:x1="13.45cm" svg:y1="16cm" svg:x2="7.501cm" svg:y2="8.914cm" svg:d="M13450 16000l-5949-7086" svg:viewBox="0 0 5950 7087">
          <text:p/>
        </draw:connector>
        <draw:connector draw:style-name="gr95" draw:text-style-name="P6" draw:layer="layout" draw:type="line" svg:x1="13.45cm" svg:y1="16cm" svg:x2="4.021cm" svg:y2="8.953cm" svg:d="M13450 16000l-9429-7047" svg:viewBox="0 0 9430 7048">
          <text:p/>
        </draw:connector>
        <draw:connector draw:style-name="gr95" draw:text-style-name="P6" draw:layer="layout" draw:type="line" svg:x1="18.55cm" svg:y1="16cm" svg:x2="7.521cm" svg:y2="13.653cm" svg:d="M18550 16000l-11029-2347" svg:viewBox="0 0 11030 2348">
          <text:p/>
        </draw:connector>
        <draw:connector draw:style-name="gr95" draw:text-style-name="P6" draw:layer="layout" draw:type="line" svg:x1="18.45cm" svg:y1="16cm" svg:x2="10.901cm" svg:y2="13.464cm" draw:start-shape="id30" draw:start-glue-point="0" draw:end-shape="id24" draw:end-glue-point="1" svg:d="M18450 16000l-7549-2536" svg:viewBox="0 0 7550 2537">
          <text:p/>
        </draw:connector>
        <draw:connector draw:style-name="gr95" draw:text-style-name="P6" draw:layer="layout" draw:type="line" svg:x1="18.45cm" svg:y1="16cm" svg:x2="13.401cm" svg:y2="13.614cm" draw:start-shape="id30" draw:start-glue-point="0" draw:end-shape="id31" draw:end-glue-point="2" svg:d="M18450 16000l-5049-2386" svg:viewBox="0 0 5050 2387">
          <text:p/>
        </draw:connector>
        <draw:connector draw:style-name="gr95" draw:text-style-name="P6" draw:layer="layout" draw:type="line" svg:x1="18.45cm" svg:y1="16cm" svg:x2="17.221cm" svg:y2="13.653cm" draw:start-shape="id30" draw:start-glue-point="0" draw:end-shape="id26" draw:end-glue-point="2" svg:d="M18450 16000l-1229-2347" svg:viewBox="0 0 1230 2348">
          <text:p/>
        </draw:connector>
        <draw:connector draw:style-name="gr95" draw:text-style-name="P6" draw:layer="layout" draw:type="line" svg:x1="18.55cm" svg:y1="16cm" svg:x2="20.8cm" svg:y2="13.95cm" svg:d="M18550 16000l2250-2050" svg:viewBox="0 0 2251 2051">
          <text:p/>
        </draw:connector>
        <draw:connector draw:style-name="gr95" draw:text-style-name="P6" draw:layer="layout" draw:type="line" svg:x1="18.45cm" svg:y1="16cm" svg:x2="20.595cm" svg:y2="11.857cm" draw:start-shape="id30" draw:start-glue-point="0" draw:end-shape="id15" svg:d="M18450 16000l2145-4143" svg:viewBox="0 0 2146 4144">
          <text:p/>
        </draw:connector>
        <draw:connector draw:style-name="gr96" draw:text-style-name="P6" draw:layer="layout" draw:type="line" svg:x1="18.45cm" svg:y1="16cm" svg:x2="20.9cm" svg:y2="7.8cm" draw:start-shape="id30" draw:start-glue-point="0" draw:end-shape="id23" draw:end-glue-point="3" svg:d="M18450 16000l2450-8200" svg:viewBox="0 0 2451 8201">
          <text:p/>
        </draw:connector>
        <draw:connector draw:style-name="gr95" draw:text-style-name="P6" draw:layer="layout" draw:type="line" svg:x1="18.55cm" svg:y1="16cm" svg:x2="18.351cm" svg:y2="9.214cm" svg:d="M18550 16000l-199-6786" svg:viewBox="0 0 200 6787">
          <text:p/>
        </draw:connector>
        <draw:connector draw:style-name="gr95" draw:text-style-name="P6" draw:layer="layout" draw:type="line" svg:x1="18.45cm" svg:y1="16cm" svg:x2="14.401cm" svg:y2="8.914cm" draw:start-shape="id30" draw:start-glue-point="0" draw:end-shape="id21" draw:end-glue-point="2" svg:d="M18450 16000l-4049-7086" svg:viewBox="0 0 4050 7087">
          <text:p/>
        </draw:connector>
        <draw:connector draw:style-name="gr95" draw:text-style-name="P6" draw:layer="layout" draw:type="line" svg:x1="18.55cm" svg:y1="16cm" svg:x2="11.121cm" svg:y2="8.753cm" svg:d="M18550 16000l-7429-7247" svg:viewBox="0 0 7430 7248">
          <text:p/>
        </draw:connector>
        <draw:connector draw:style-name="gr95" draw:text-style-name="P6" draw:layer="layout" draw:type="line" svg:x1="16.646cm" svg:y1="16.635cm" svg:x2="9.101cm" svg:y2="8.364cm" svg:d="M16646 16635l-7545-8271" svg:viewBox="0 0 7546 8272">
          <text:p/>
        </draw:connector>
        <draw:connector draw:style-name="gr95" draw:text-style-name="P6" draw:layer="layout" draw:type="line" svg:x1="18.55cm" svg:y1="16cm" svg:x2="4.021cm" svg:y2="8.953cm" svg:d="M18550 16000l-14529-7047" svg:viewBox="0 0 14530 7048">
          <text:p/>
        </draw:connector>
        <draw:custom-shape draw:style-name="gr92" draw:text-style-name="P3" xml:id="id18" draw:id="id18" draw:layer="layout" svg:width="4.3cm" svg:height="1.4cm" svg:x="8.8cm" svg:y="10cm">
          <text:p text:style-name="P3">Event BUS</text:p>
          <draw:enhanced-geometry svg:viewBox="0 0 21600 21600" draw:type="rectangle" draw:enhanced-path="M 0 0 L 21600 0 21600 21600 0 21600 0 0 Z N"/>
        </draw:custom-shape>
        <draw:custom-shape draw:style-name="gr16" draw:text-style-name="P10" xml:id="id12" draw:id="id12" draw:layer="layout" svg:width="2.8cm" svg:height="1.2cm" svg:x="4.621cm" svg:y="13.053cm">
          <text:p text:style-name="P3"><text:span text:style-name="T1">Recupera</text:span></text:p>
          <text:p text:style-name="P3"><text:span text:style-name="T1">Pacote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10" xml:id="id24" draw:id="id24" draw:layer="layout" svg:width="2.8cm" svg:height="1.5cm" svg:x="8.101cm" svg:y="12.714cm">
          <text:p text:style-name="P3"><text:span text:style-name="T1">Confere </text:span></text:p>
          <text:p text:style-name="P3"><text:span text:style-name="T1">Entradas da</text:span></text:p>
          <text:p text:style-name="P3"><text:span text:style-name="T1">Operação</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2" xml:id="id31" draw:id="id31" draw:layer="layout" svg:width="2.8cm" svg:height="0.8cm" svg:x="12.001cm" svg:y="12.814cm">
          <text:p text:style-name="P3"><text:span text:style-name="T1">Operação</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10" xml:id="id26" draw:id="id26" draw:layer="layout" svg:width="2.8cm" svg:height="1.2cm" svg:x="15.821cm" svg:y="12.453cm">
          <text:p text:style-name="P3"><text:span text:style-name="T1">INMETRO</text:span></text:p>
          <text:p text:style-name="P3"><text:span text:style-name="T1">Assina Fatur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Narrow" svg:font-family="'Arial Narrow'" style:font-family-generic="swiss" style:font-pitch="variable"/>
    <style:font-face style:name="Arial Narrow1" svg:font-family="'Arial Narrow'" style:font-adornments="Bold Italic"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style:font-face style:name="微软雅黑" svg:font-family="微软雅黑" style:font-family-generic="system" style:font-pitch="variable"/>
  </office:font-face-decls>
  <office:styles>
    <draw:gradient draw:name="Dark_20_Grey_20_Linear_20_L" draw:display-name="Dark Grey Linear L" draw:style="linear" draw:start-color="#333333" draw:end-color="#999999" draw:start-intensity="100%" draw:end-intensity="100%" draw:angle="900" draw:border="10%"/>
    <draw:gradient draw:name="Dark_20_Grey_20_Linear_20_T" draw:display-name="Dark Grey Linear T" draw:style="linear" draw:start-color="#333333" draw:end-color="#999999" draw:start-intensity="100%" draw:end-intensity="100%" draw:angle="0" draw:border="10%"/>
    <draw:gradient draw:name="Dark_20_Grey_20_Square_20_BR" draw:display-name="Dark Grey Square BR" draw:style="square" draw:cx="30%" draw:cy="30%" draw:start-color="#333333" draw:end-color="#999999" draw:start-intensity="100%" draw:end-intensity="100%" draw:angle="0" draw:border="0%"/>
    <draw:gradient draw:name="Gradient_20_8" draw:display-name="Gradient 8" draw:style="radial" draw:cx="50%" draw:cy="50%" draw:start-color="#00ccff" draw:end-color="#99cccc" draw:start-intensity="100%" draw:end-intensity="100%" draw:border="0%"/>
    <draw:gradient draw:name="Light_20_Blue_20_Linear_20_L" draw:display-name="Light Blue Linear L" draw:style="linear" draw:start-color="#93d4f0" draw:end-color="#e9f6fc" draw:start-intensity="100%" draw:end-intensity="100%" draw:angle="900" draw:border="10%"/>
    <draw:gradient draw:name="Light_20_Blue_20_Linear_20_T" draw:display-name="Light Blue Linear T" draw:style="linear" draw:start-color="#93d4f0" draw:end-color="#e9f6fc" draw:start-intensity="100%" draw:end-intensity="100%" draw:angle="0" draw:border="10%"/>
    <draw:gradient draw:name="Light_20_Blue_20_Square_20_BR" draw:display-name="Light Blue Square BR" draw:style="square" draw:cx="30%" draw:cy="30%" draw:start-color="#93d4f0" draw:end-color="#e9f6fc" draw:start-intensity="100%" draw:end-intensity="100%" draw:angle="0" draw:border="0%"/>
    <draw:marker draw:name="Arrow" svg:viewBox="0 0 20 30" svg:d="M10 0l-10 30h20z"/>
    <draw:stroke-dash draw:name="_32__20_Dots_20_1_20_Dash" draw:display-name="2 Dots 1 Dash" draw:style="rect" draw:dots1="2" draw:dots2="1" draw:dots2-length="0.203cm" draw:distance="0.203cm"/>
    <draw:stroke-dash draw:name="Dashed_20__28_var_29__20_2" draw:display-name="Dashed (var) 2" draw:style="rect" draw:dots1="1" draw:dots1-length="0.02cm" draw:dots2="1" draw:dots2-length="0.02cm" draw:distance="0.02cm"/>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pt" fo:country="B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o_20_sem_20_preenchimento_20_nem_20_linha" style:display-name="Objeto sem preenchimento nem linha" style:family="graphic" style:parent-style-name="standard">
      <style:graphic-properties draw:stroke="none" draw:fill="none"/>
      <style:paragraph-properties>
        <style:tab-stops/>
      </style:paragraph-properties>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Padrão"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1-16T08:52:34.821655489</meta:creation-date>
    <dc:date>2017-06-05T22:12:56.704524203</dc:date>
    <meta:editing-duration>PT1H14M12S</meta:editing-duration>
    <meta:editing-cycles>13</meta:editing-cycles>
    <meta:generator>LibreOffice/5.1.6.2$Linux_X86_64 LibreOffice_project/10m0$Build-2</meta:generator>
    <dc:creator>Marcos Araujo</dc:creator>
    <meta:document-statistic meta:object-count="326"/>
  </office:meta>
</office:document-meta>
</file>